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81">
      <style:text-properties fo:font-weight="bold" style:font-weight-asian="bold" style:font-weight-complex="bold"/>
    </style:style>
    <style:style style:name="ce9" style:family="table-cell" style:parent-style-name="Default" style:data-style-name="N8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ideler and Nolet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style-name="ce7" office:value-type="string" calcext:value-type="string">
            <text:p>Common Name</text:p>
          </table:table-cell>
          <table:table-cell table:style-name="ce7" office:value-type="string" calcext:value-type="string">
            <text:p>Speci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Weight [kg]</text:p>
          </table:table-cell>
          <table:table-cell table:style-name="ce7" office:value-type="string" calcext:value-type="string">
            <text:p>Length [m]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Uopt [m/s]</text:p>
          </table:table-cell>
          <table:table-cell table:style-name="ce8" office:value-type="string" calcext:value-type="string">
            <text:p>Re</text:p>
          </table:table-cell>
          <table:table-cell table:style-name="ce7" office:value-type="string" calcext:value-type="string">
            <text:p>COTopt [J/Nm]</text:p>
          </table:table-cell>
          <table:table-cell table:style-name="ce7" office:value-type="string" calcext:value-type="string">
            <text:p>COTopt [J/kgm]</text:p>
          </table:table-cell>
          <table:table-cell table:style-name="ce7" office:value-type="string" calcext:value-type="string">
            <text:p>COTopt [J/m]</text:p>
          </table:table-cell>
          <table:table-cell table:style-name="ce7" office:value-type="string" calcext:value-type="string">
            <text:p>COTopt [J]</text:p>
          </table:table-cell>
          <table:table-cell table:style-name="ce7" office:value-type="string" calcext:value-type="string">
            <text:p>GCOTLW</text:p>
          </table:table-cell>
          <table:table-cell table:style-name="ce7" office:value-type="string" calcext:value-type="string">
            <text:p>GCOTuW</text:p>
          </table:table-cell>
          <table:table-cell table:style-name="ce7" office:value-type="string" calcext:value-type="string">
            <text:p>NCOT</text:p>
          </table:table-cell>
          <table:table-cell table:style-name="ce7" office:value-type="string" calcext:value-type="string">
            <text:p>Reference</text:p>
          </table:table-cell>
          <table:table-cell table:style-name="ce7" table:number-columns-repeated="1003"/>
        </table:table-row>
        <table:table-row table:style-name="ro1">
          <table:table-cell office:value-type="string" calcext:value-type="string">
            <text:p>Largescale Mullet</text:p>
          </table:table-cell>
          <table:table-cell office:value-type="string" calcext:value-type="string">
            <text:p>Liza macrolep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9" calcext:value-type="float">
            <text:p>2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05" calcext:value-type="float">
            <text:p>0.1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21" calcext:value-type="float">
            <text:p>0.21</text:p>
          </table:table-cell>
          <table:table-cell office:value-type="float" office:value="27000" calcext:value-type="float">
            <text:p>2.70E+04</text:p>
          </table:table-cell>
          <table:table-cell office:value-type="float" office:value="0.67" calcext:value-type="float">
            <text:p>0.67</text:p>
          </table:table-cell>
          <table:table-cell table:formula="of:=[.O2]/[.F2]" office:value-type="float" office:value="6.5727" calcext:value-type="float">
            <text:p>6.5727</text:p>
          </table:table-cell>
          <table:table-cell table:formula="of:=[.M2]*[.F2]*9.81" office:value-type="float" office:value="0.05455341" calcext:value-type="float">
            <text:p>0.05455341</text:p>
          </table:table-cell>
          <table:table-cell table:formula="of:=[.O2]*[.G2]" office:value-type="float" office:value="0.00572810805" calcext:value-type="float">
            <text:p>0.00572810805</text:p>
          </table:table-cell>
          <table:table-cell table:formula="of:=[.M2]*[.G2]*[.F2]*9.81" office:value-type="float" office:value="0.00572810805" calcext:value-type="float">
            <text:p>0.00572810805</text:p>
          </table:table-cell>
          <table:table-cell table:formula="of:=[.M2]*[.K2]*[.F2]*9.81" office:value-type="float" office:value="0.0114562161" calcext:value-type="float">
            <text:p>0.0114562161</text:p>
          </table:table-cell>
          <table:table-cell office:value-type="float" office:value="0.21" calcext:value-type="float">
            <text:p>0.21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ke Whitefish</text:p>
          </table:table-cell>
          <table:table-cell office:value-type="string" calcext:value-type="string">
            <text:p>Coregonus clupeaform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7" calcext:value-type="float">
            <text:p>1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2" calcext:value-type="float">
            <text:p>0.3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0.46" calcext:value-type="float">
            <text:p>0.46</text:p>
          </table:table-cell>
          <table:table-cell office:value-type="float" office:value="150000" calcext:value-type="float">
            <text:p>1.50E+05</text:p>
          </table:table-cell>
          <table:table-cell office:value-type="float" office:value="0.23" calcext:value-type="float">
            <text:p>0.23</text:p>
          </table:table-cell>
          <table:table-cell table:formula="of:=[.O3]/[.F3]" office:value-type="float" office:value="2.2563" calcext:value-type="float">
            <text:p>2.2563</text:p>
          </table:table-cell>
          <table:table-cell table:formula="of:=[.M3]*[.F3]*9.81" office:value-type="float" office:value="0.8212932" calcext:value-type="float">
            <text:p>0.8212932</text:p>
          </table:table-cell>
          <table:table-cell table:formula="of:=[.O3]*[.G3]" office:value-type="float" office:value="0.2808822744" calcext:value-type="float">
            <text:p>0.2808822744</text:p>
          </table:table-cell>
          <table:table-cell table:formula="of:=[.M3]*[.G3]*[.F3]*9.81" office:value-type="float" office:value="0.2808822744" calcext:value-type="float">
            <text:p>0.2808822744</text:p>
          </table:table-cell>
          <table:table-cell table:formula="of:=[.M3]*[.K3]*[.F3]*9.81" office:value-type="float" office:value="0.377794872" calcext:value-type="float">
            <text:p>0.377794872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oregonus Artidi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2" calcext:value-type="float">
            <text:p>1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135" calcext:value-type="float">
            <text:p>0.135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0.97" calcext:value-type="float">
            <text:p>0.97</text:p>
          </table:table-cell>
          <table:table-cell office:value-type="float" office:value="0.13" calcext:value-type="float">
            <text:p>0.13</text:p>
          </table:table-cell>
          <table:table-cell office:value-type="float" office:value="14000" calcext:value-type="float">
            <text:p>1.40E+04</text:p>
          </table:table-cell>
          <table:table-cell office:value-type="float" office:value="0.16" calcext:value-type="float">
            <text:p>0.16</text:p>
          </table:table-cell>
          <table:table-cell table:formula="of:=[.O4]/[.F4]" office:value-type="float" office:value="1.5696" calcext:value-type="float">
            <text:p>1.5696</text:p>
          </table:table-cell>
          <table:table-cell table:formula="of:=[.M4]*[.F4]*9.81" office:value-type="float" office:value="0.02966544" calcext:value-type="float">
            <text:p>0.02966544</text:p>
          </table:table-cell>
          <table:table-cell table:formula="of:=[.O4]*[.G4]" office:value-type="float" office:value="0.0040048344" calcext:value-type="float">
            <text:p>0.0040048344</text:p>
          </table:table-cell>
          <table:table-cell table:formula="of:=[.M4]*[.G4]*[.F4]*9.81" office:value-type="float" office:value="0.0040048344" calcext:value-type="float">
            <text:p>0.0040048344</text:p>
          </table:table-cell>
          <table:table-cell table:formula="of:=[.M4]*[.K4]*[.F4]*9.81" office:value-type="float" office:value="0.0038565072" calcext:value-type="float">
            <text:p>0.0038565072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14000" calcext:value-type="float">
            <text:p>1.40E+04</text:p>
          </table:table-cell>
          <table:table-cell office:value-type="float" office:value="0.2" calcext:value-type="float">
            <text:p>0.2</text:p>
          </table:table-cell>
          <table:table-cell table:formula="of:=[.O5]/[.F5]" office:value-type="float" office:value="1.962" calcext:value-type="float">
            <text:p>1.962</text:p>
          </table:table-cell>
          <table:table-cell table:formula="of:=[.M5]*[.F5]*9.81" office:value-type="float" office:value="0.1962" calcext:value-type="float">
            <text:p>0.1962</text:p>
          </table:table-cell>
          <table:table-cell table:formula="of:=[.O5]*[.G5]" office:value-type="float" office:value="0.044145" calcext:value-type="float">
            <text:p>0.044145</text:p>
          </table:table-cell>
          <table:table-cell table:formula="of:=[.M5]*[.G5]*[.F5]*9.81" office:value-type="float" office:value="0.044145" calcext:value-type="float">
            <text:p>0.044145</text:p>
          </table:table-cell>
          <table:table-cell table:formula="of:=[.M5]*[.K5]*[.F5]*9.81" office:value-type="float" office:value="0.135378" calcext:value-type="float">
            <text:p>0.135378</text:p>
          </table:table-cell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2" calcext:value-type="float">
            <text:p>0.292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73000" calcext:value-type="float">
            <text:p>7.30E+04</text:p>
          </table:table-cell>
          <table:table-cell office:value-type="float" office:value="0.29" calcext:value-type="float">
            <text:p>0.29</text:p>
          </table:table-cell>
          <table:table-cell table:formula="of:=[.O6]/[.F6]" office:value-type="float" office:value="2.8449" calcext:value-type="float">
            <text:p>2.8449</text:p>
          </table:table-cell>
          <table:table-cell table:formula="of:=[.M6]*[.F6]*9.81" office:value-type="float" office:value="0.7510536" calcext:value-type="float">
            <text:p>0.7510536</text:p>
          </table:table-cell>
          <table:table-cell table:formula="of:=[.O6]*[.G6]" office:value-type="float" office:value="0.2193076512" calcext:value-type="float">
            <text:p>0.2193076512</text:p>
          </table:table-cell>
          <table:table-cell table:formula="of:=[.M6]*[.G6]*[.F6]*9.81" office:value-type="float" office:value="0.2193076512" calcext:value-type="float">
            <text:p>0.2193076512</text:p>
          </table:table-cell>
          <table:table-cell table:formula="of:=[.M6]*[.K6]*[.F6]*9.81" office:value-type="float" office:value="0.210295008" calcext:value-type="float">
            <text:p>0.210295008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ddock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0" calcext:value-type="float">
            <text:p>10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8000" calcext:value-type="float">
            <text:p>4.80E+04</text:p>
          </table:table-cell>
          <table:table-cell office:value-type="float" office:value="0.22" calcext:value-type="float">
            <text:p>0.22</text:p>
          </table:table-cell>
          <table:table-cell table:formula="of:=[.O7]/[.F7]" office:value-type="float" office:value="2.1582" calcext:value-type="float">
            <text:p>2.1582</text:p>
          </table:table-cell>
          <table:table-cell table:formula="of:=[.M7]*[.F7]*9.81" office:value-type="float" office:value="0.3366792" calcext:value-type="float">
            <text:p>0.3366792</text:p>
          </table:table-cell>
          <table:table-cell table:formula="of:=[.O7]*[.G7]" office:value-type="float" office:value="0.0834964416" calcext:value-type="float">
            <text:p>0.0834964416</text:p>
          </table:table-cell>
          <table:table-cell table:formula="of:=[.M7]*[.G7]*[.F7]*9.81" office:value-type="float" office:value="0.0834964416" calcext:value-type="float">
            <text:p>0.0834964416</text:p>
          </table:table-cell>
          <table:table-cell table:formula="of:=[.M7]*[.K7]*[.F7]*9.81" office:value-type="float" office:value="0.0841698" calcext:value-type="float">
            <text:p>0.0841698</text:p>
          </table:table-cell>
          <table:table-cell office:value-type="float" office:value="0.11" calcext:value-type="float">
            <text:p>0.1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oldfish</text:p>
          </table:table-cell>
          <table:table-cell office:value-type="string" calcext:value-type="string">
            <text:p>Carassius aura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 office:value-type="float" office:value="63000" calcext:value-type="float">
            <text:p>6.30E+04</text:p>
          </table:table-cell>
          <table:table-cell office:value-type="float" office:value="0.14" calcext:value-type="float">
            <text:p>0.14</text:p>
          </table:table-cell>
          <table:table-cell table:formula="of:=[.O8]/[.F8]" office:value-type="float" office:value="1.3734" calcext:value-type="float">
            <text:p>1.3734</text:p>
          </table:table-cell>
          <table:table-cell table:formula="of:=[.M8]*[.F8]*9.81" office:value-type="float" office:value="0.13734" calcext:value-type="float">
            <text:p>0.13734</text:p>
          </table:table-cell>
          <table:table-cell table:formula="of:=[.O8]*[.G8]" office:value-type="float" office:value="0.020601" calcext:value-type="float">
            <text:p>0.020601</text:p>
          </table:table-cell>
          <table:table-cell table:formula="of:=[.M8]*[.G8]*[.F8]*9.81" office:value-type="float" office:value="0.020601" calcext:value-type="float">
            <text:p>0.020601</text:p>
          </table:table-cell>
          <table:table-cell table:formula="of:=[.M8]*[.K8]*[.F8]*9.81" office:value-type="float" office:value="0.0659232" calcext:value-type="float">
            <text:p>0.0659232</text:p>
          </table:table-cell>
          <table:table-cell office:value-type="float" office:value="0.13" calcext:value-type="float">
            <text:p>0.13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25000" calcext:value-type="float">
            <text:p>2.50E+04</text:p>
          </table:table-cell>
          <table:table-cell office:value-type="float" office:value="0.4" calcext:value-type="float">
            <text:p>0.4</text:p>
          </table:table-cell>
          <table:table-cell table:formula="of:=[.O9]/[.F9]" office:value-type="float" office:value="3.924" calcext:value-type="float">
            <text:p>3.924</text:p>
          </table:table-cell>
          <table:table-cell table:formula="of:=[.M9]*[.F9]*9.81" office:value-type="float" office:value="0.033354" calcext:value-type="float">
            <text:p>0.033354</text:p>
          </table:table-cell>
          <table:table-cell table:formula="of:=[.O9]*[.G9]" office:value-type="float" office:value="0.0033354" calcext:value-type="float">
            <text:p>0.0033354</text:p>
          </table:table-cell>
          <table:table-cell table:formula="of:=[.M9]*[.G9]*[.F9]*9.81" office:value-type="float" office:value="0.0033354" calcext:value-type="float">
            <text:p>0.0033354</text:p>
          </table:table-cell>
          <table:table-cell table:formula="of:=[.M9]*[.K9]*[.F9]*9.81" office:value-type="float" office:value="0.00933912" calcext:value-type="float">
            <text:p>0.00933912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188" calcext:value-type="float">
            <text:p>0.18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51000" calcext:value-type="float">
            <text:p>5.10E+04</text:p>
          </table:table-cell>
          <table:table-cell office:value-type="float" office:value="0.24" calcext:value-type="float">
            <text:p>0.24</text:p>
          </table:table-cell>
          <table:table-cell table:formula="of:=[.O10]/[.F10]" office:value-type="float" office:value="2.3544" calcext:value-type="float">
            <text:p>2.3544</text:p>
          </table:table-cell>
          <table:table-cell table:formula="of:=[.M10]*[.F10]*9.81" office:value-type="float" office:value="0.129492" calcext:value-type="float">
            <text:p>0.129492</text:p>
          </table:table-cell>
          <table:table-cell table:formula="of:=[.O10]*[.G10]" office:value-type="float" office:value="0.024344496" calcext:value-type="float">
            <text:p>0.024344496</text:p>
          </table:table-cell>
          <table:table-cell table:formula="of:=[.M10]*[.G10]*[.F10]*9.81" office:value-type="float" office:value="0.024344496" calcext:value-type="float">
            <text:p>0.024344496</text:p>
          </table:table-cell>
          <table:table-cell table:formula="of:=[.M10]*[.K10]*[.F10]*9.81" office:value-type="float" office:value="0.04014252" calcext:value-type="float">
            <text:p>0.04014252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ay Whale</text:p>
          </table:table-cell>
          <table:table-cell office:value-type="string" calcext:value-type="string">
            <text:p>Eschrichiius robus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Mammal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2.25" calcext:value-type="float">
            <text:p>2.25</text:p>
          </table:table-cell>
          <table:table-cell office:value-type="float" office:value="25000000" calcext:value-type="float">
            <text:p>2.50E+07</text:p>
          </table:table-cell>
          <table:table-cell office:value-type="float" office:value="0.04" calcext:value-type="float">
            <text:p>0.04</text:p>
          </table:table-cell>
          <table:table-cell table:formula="of:=[.O11]/[.F11]" office:value-type="float" office:value="0.3924" calcext:value-type="float">
            <text:p>0.3924</text:p>
          </table:table-cell>
          <table:table-cell table:formula="of:=[.M11]*[.F11]*9.81" office:value-type="float" office:value="5886" calcext:value-type="float">
            <text:p>5886</text:p>
          </table:table-cell>
          <table:table-cell table:formula="of:=[.O11]*[.G11]" office:value-type="float" office:value="67689" calcext:value-type="float">
            <text:p>67689</text:p>
          </table:table-cell>
          <table:table-cell table:formula="of:=[.M11]*[.G11]*[.F11]*9.81" office:value-type="float" office:value="67689" calcext:value-type="float">
            <text:p>67689</text:p>
          </table:table-cell>
          <table:table-cell table:formula="of:=[.M11]*[.K11]*[.F11]*9.81" office:value-type="float" office:value="13243.5" calcext:value-type="float">
            <text:p>13243.5</text:p>
          </table:table-cell>
          <table:table-cell office:value-type="float" office:value="0.02" calcext:value-type="float">
            <text:p>0.02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riped Bass</text:p>
          </table:table-cell>
          <table:table-cell office:value-type="string" calcext:value-type="string">
            <text:p>Morone saxatil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4" calcext:value-type="float">
            <text:p>0.2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0.43" calcext:value-type="float">
            <text:p>0.43</text:p>
          </table:table-cell>
          <table:table-cell office:value-type="float" office:value="98000" calcext:value-type="float">
            <text:p>9.80E+04</text:p>
          </table:table-cell>
          <table:table-cell office:value-type="float" office:value="0.32" calcext:value-type="float">
            <text:p>0.32</text:p>
          </table:table-cell>
          <table:table-cell table:formula="of:=[.O12]/[.F12]" office:value-type="float" office:value="3.1392" calcext:value-type="float">
            <text:p>3.1392</text:p>
          </table:table-cell>
          <table:table-cell table:formula="of:=[.M12]*[.F12]*9.81" office:value-type="float" office:value="0.6655104" calcext:value-type="float">
            <text:p>0.6655104</text:p>
          </table:table-cell>
          <table:table-cell table:formula="of:=[.O12]*[.G12]" office:value-type="float" office:value="0.1690396416" calcext:value-type="float">
            <text:p>0.1690396416</text:p>
          </table:table-cell>
          <table:table-cell table:formula="of:=[.M12]*[.G12]*[.F12]*9.81" office:value-type="float" office:value="0.1690396416" calcext:value-type="float">
            <text:p>0.1690396416</text:p>
          </table:table-cell>
          <table:table-cell table:formula="of:=[.M12]*[.K12]*[.F12]*9.81" office:value-type="float" office:value="0.286169472" calcext:value-type="float">
            <text:p>0.28616947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uefish</text:p>
          </table:table-cell>
          <table:table-cell office:value-type="string" calcext:value-type="string">
            <text:p>Pamatomus saltarix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4" calcext:value-type="float">
            <text:p>0.2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120000" calcext:value-type="float">
            <text:p>1.20E+05</text:p>
          </table:table-cell>
          <table:table-cell office:value-type="float" office:value="0.36" calcext:value-type="float">
            <text:p>0.36</text:p>
          </table:table-cell>
          <table:table-cell table:formula="of:=[.O13]/[.F13]" office:value-type="float" office:value="3.5316" calcext:value-type="float">
            <text:p>3.5316</text:p>
          </table:table-cell>
          <table:table-cell table:formula="of:=[.M13]*[.F13]*9.81" office:value-type="float" office:value="0.79461" calcext:value-type="float">
            <text:p>0.79461</text:p>
          </table:table-cell>
          <table:table-cell table:formula="of:=[.O13]*[.G13]" office:value-type="float" office:value="0.20183094" calcext:value-type="float">
            <text:p>0.20183094</text:p>
          </table:table-cell>
          <table:table-cell table:formula="of:=[.M13]*[.G13]*[.F13]*9.81" office:value-type="float" office:value="0.20183094" calcext:value-type="float">
            <text:p>0.20183094</text:p>
          </table:table-cell>
          <table:table-cell table:formula="of:=[.M13]*[.K13]*[.F13]*9.81" office:value-type="float" office:value="0.4052511" calcext:value-type="float">
            <text:p>0.4052511</text:p>
          </table:table-cell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rgemouth Bass</text:p>
          </table:table-cell>
          <table:table-cell office:value-type="string" calcext:value-type="string">
            <text:p>Micropterus salmoide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83000" calcext:value-type="float">
            <text:p>8.30E+04</text:p>
          </table:table-cell>
          <table:table-cell office:value-type="float" office:value="0.21" calcext:value-type="float">
            <text:p>0.21</text:p>
          </table:table-cell>
          <table:table-cell table:formula="of:=[.O14]/[.F14]" office:value-type="float" office:value="2.0601" calcext:value-type="float">
            <text:p>2.0601</text:p>
          </table:table-cell>
          <table:table-cell table:formula="of:=[.M14]*[.F14]*9.81" office:value-type="float" office:value="0.309015" calcext:value-type="float">
            <text:p>0.309015</text:p>
          </table:table-cell>
          <table:table-cell table:formula="of:=[.O14]*[.G14]" office:value-type="float" office:value="0.069528375" calcext:value-type="float">
            <text:p>0.069528375</text:p>
          </table:table-cell>
          <table:table-cell table:formula="of:=[.M14]*[.G14]*[.F14]*9.81" office:value-type="float" office:value="0.069528375" calcext:value-type="float">
            <text:p>0.069528375</text:p>
          </table:table-cell>
          <table:table-cell table:formula="of:=[.M14]*[.K14]*[.F14]*9.81" office:value-type="float" office:value="0.1297863" calcext:value-type="float">
            <text:p>0.1297863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ile Tilapia</text:p>
          </table:table-cell>
          <table:table-cell office:value-type="string" calcext:value-type="string">
            <text:p>Tilapia nilotic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95000" calcext:value-type="float">
            <text:p>9.50E+04</text:p>
          </table:table-cell>
          <table:table-cell office:value-type="float" office:value="0.21" calcext:value-type="float">
            <text:p>0.21</text:p>
          </table:table-cell>
          <table:table-cell table:formula="of:=[.O15]/[.F15]" office:value-type="float" office:value="2.0601" calcext:value-type="float">
            <text:p>2.0601</text:p>
          </table:table-cell>
          <table:table-cell table:formula="of:=[.M15]*[.F15]*9.81" office:value-type="float" office:value="0.164808" calcext:value-type="float">
            <text:p>0.164808</text:p>
          </table:table-cell>
          <table:table-cell table:formula="of:=[.O15]*[.G15]" office:value-type="float" office:value="0.03460968" calcext:value-type="float">
            <text:p>0.03460968</text:p>
          </table:table-cell>
          <table:table-cell table:formula="of:=[.M15]*[.G15]*[.F15]*9.81" office:value-type="float" office:value="0.03460968" calcext:value-type="float">
            <text:p>0.03460968</text:p>
          </table:table-cell>
          <table:table-cell table:formula="of:=[.M15]*[.K15]*[.F15]*9.81" office:value-type="float" office:value="0.06757128" calcext:value-type="float">
            <text:p>0.06757128</text:p>
          </table:table-cell>
          <table:table-cell office:value-type="float" office:value="0.07" calcext:value-type="float">
            <text:p>0.0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umpkinseed</text:p>
          </table:table-cell>
          <table:table-cell office:value-type="string" calcext:value-type="string">
            <text:p>Lepomis gibbos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119" calcext:value-type="float">
            <text:p>0.119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office:value-type="float" office:value="0.99" calcext:value-type="float">
            <text:p>0.99</text:p>
          </table:table-cell>
          <table:table-cell office:value-type="float" office:value="0.18" calcext:value-type="float">
            <text:p>0.18</text:p>
          </table:table-cell>
          <table:table-cell office:value-type="float" office:value="21000" calcext:value-type="float">
            <text:p>2.10E+04</text:p>
          </table:table-cell>
          <table:table-cell office:value-type="float" office:value="0.34" calcext:value-type="float">
            <text:p>0.34</text:p>
          </table:table-cell>
          <table:table-cell table:formula="of:=[.O16]/[.F16]" office:value-type="float" office:value="3.3354" calcext:value-type="float">
            <text:p>3.3354</text:p>
          </table:table-cell>
          <table:table-cell table:formula="of:=[.M16]*[.F16]*9.81" office:value-type="float" office:value="0.100062" calcext:value-type="float">
            <text:p>0.100062</text:p>
          </table:table-cell>
          <table:table-cell table:formula="of:=[.O16]*[.G16]" office:value-type="float" office:value="0.011907378" calcext:value-type="float">
            <text:p>0.011907378</text:p>
          </table:table-cell>
          <table:table-cell table:formula="of:=[.M16]*[.G16]*[.F16]*9.81" office:value-type="float" office:value="0.011907378" calcext:value-type="float">
            <text:p>0.011907378</text:p>
          </table:table-cell>
          <table:table-cell table:formula="of:=[.M16]*[.K16]*[.F16]*9.81" office:value-type="float" office:value="0.01801116" calcext:value-type="float">
            <text:p>0.01801116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1.25" calcext:value-type="float">
            <text:p>1.25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87" calcext:value-type="float">
            <text:p>0.87</text:p>
          </table:table-cell>
          <table:table-cell office:value-type="float" office:value="1.25" calcext:value-type="float">
            <text:p>1.25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0.25" calcext:value-type="float">
            <text:p>0.25</text:p>
          </table:table-cell>
          <table:table-cell table:formula="of:=[.O17]/[.F17]" office:value-type="float" office:value="2.4525" calcext:value-type="float">
            <text:p>2.4525</text:p>
          </table:table-cell>
          <table:table-cell table:formula="of:=[.M17]*[.F17]*9.81" office:value-type="float" office:value="104.23125" calcext:value-type="float">
            <text:p>104.23125</text:p>
          </table:table-cell>
          <table:table-cell table:formula="of:=[.O17]*[.G17]" office:value-type="float" office:value="130.2890625" calcext:value-type="float">
            <text:p>130.2890625</text:p>
          </table:table-cell>
          <table:table-cell table:formula="of:=[.M17]*[.G17]*[.F17]*9.81" office:value-type="float" office:value="130.2890625" calcext:value-type="float">
            <text:p>130.2890625</text:p>
          </table:table-cell>
          <table:table-cell table:formula="of:=[.M17]*[.K17]*[.F17]*9.81" office:value-type="float" office:value="130.2890625" calcext:value-type="float">
            <text:p>130.2890625</text:p>
          </table:table-cell>
          <table:table-cell office:value-type="float" office:value="0.09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2000000" calcext:value-type="float">
            <text:p>2.00E+06</text:p>
          </table:table-cell>
          <table:table-cell office:value-type="float" office:value="0.37" calcext:value-type="float">
            <text:p>0.37</text:p>
          </table:table-cell>
          <table:table-cell table:formula="of:=[.O18]/[.F18]" office:value-type="float" office:value="3.6297" calcext:value-type="float">
            <text:p>3.6297</text:p>
          </table:table-cell>
          <table:table-cell table:formula="of:=[.M18]*[.F18]*9.81" office:value-type="float" office:value="119.7801" calcext:value-type="float">
            <text:p>119.7801</text:p>
          </table:table-cell>
          <table:table-cell table:formula="of:=[.O18]*[.G18]" office:value-type="float" office:value="155.71413" calcext:value-type="float">
            <text:p>155.71413</text:p>
          </table:table-cell>
          <table:table-cell table:formula="of:=[.M18]*[.G18]*[.F18]*9.81" office:value-type="float" office:value="155.71413" calcext:value-type="float">
            <text:p>155.71413</text:p>
          </table:table-cell>
          <table:table-cell table:formula="of:=[.M18]*[.K18]*[.F18]*9.81" office:value-type="float" office:value="192.845961" calcext:value-type="float">
            <text:p>192.845961</text:p>
          </table:table-cell>
          <table:table-cell office:value-type="float" office:value="0.27" calcext:value-type="float">
            <text:p>0.27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3000000" calcext:value-type="float">
            <text:p>3.00E+06</text:p>
          </table:table-cell>
          <table:table-cell office:value-type="float" office:value="0.23" calcext:value-type="float">
            <text:p>0.23</text:p>
          </table:table-cell>
          <table:table-cell table:formula="of:=[.O19]/[.F19]" office:value-type="float" office:value="2.2563" calcext:value-type="float">
            <text:p>2.2563</text:p>
          </table:table-cell>
          <table:table-cell table:formula="of:=[.M19]*[.F19]*9.81" office:value-type="float" office:value="142.1469" calcext:value-type="float">
            <text:p>142.1469</text:p>
          </table:table-cell>
          <table:table-cell table:formula="of:=[.O19]*[.G19]" office:value-type="float" office:value="213.22035" calcext:value-type="float">
            <text:p>213.22035</text:p>
          </table:table-cell>
          <table:table-cell table:formula="of:=[.M19]*[.G19]*[.F19]*9.81" office:value-type="float" office:value="213.22035" calcext:value-type="float">
            <text:p>213.22035</text:p>
          </table:table-cell>
          <table:table-cell table:formula="of:=[.M19]*[.K19]*[.F19]*9.81" office:value-type="float" office:value="295.665552" calcext:value-type="float">
            <text:p>295.665552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lifornia Sea Lion</text:p>
          </table:table-cell>
          <table:table-cell office:value-type="string" calcext:value-type="string">
            <text:p>Zalaphus californianu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Mammal</text:p>
          </table:table-cell>
          <table:table-cell office:value-type="float" office:value="26" calcext:value-type="float">
            <text:p>26</text:p>
          </table:table-cell>
          <table:table-cell office:value-type="float" office:value="22.5" calcext:value-type="float">
            <text:p>22.5</text:p>
          </table:table-cell>
          <table:table-cell office:value-type="float" office:value="1.31" calcext:value-type="float">
            <text:p>1.31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0.98" calcext:value-type="float">
            <text:p>0.98</text:p>
          </table:table-cell>
          <table:table-cell office:value-type="float" office:value="1.66" calcext:value-type="float">
            <text:p>1.66</text:p>
          </table:table-cell>
          <table:table-cell office:value-type="float" office:value="2600000" calcext:value-type="float">
            <text:p>2.60E+06</text:p>
          </table:table-cell>
          <table:table-cell office:value-type="float" office:value="0.26" calcext:value-type="float">
            <text:p>0.26</text:p>
          </table:table-cell>
          <table:table-cell table:formula="of:=[.O20]/[.F20]" office:value-type="float" office:value="2.5506" calcext:value-type="float">
            <text:p>2.5506</text:p>
          </table:table-cell>
          <table:table-cell table:formula="of:=[.M20]*[.F20]*9.81" office:value-type="float" office:value="57.3885" calcext:value-type="float">
            <text:p>57.3885</text:p>
          </table:table-cell>
          <table:table-cell table:formula="of:=[.O20]*[.G20]" office:value-type="float" office:value="75.178935" calcext:value-type="float">
            <text:p>75.178935</text:p>
          </table:table-cell>
          <table:table-cell table:formula="of:=[.M20]*[.G20]*[.F20]*9.81" office:value-type="float" office:value="75.178935" calcext:value-type="float">
            <text:p>75.178935</text:p>
          </table:table-cell>
          <table:table-cell table:formula="of:=[.M20]*[.K20]*[.F20]*9.81" office:value-type="float" office:value="95.26491" calcext:value-type="float">
            <text:p>95.26491</text:p>
          </table:table-cell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ittle Penguin</text:p>
          </table:table-cell>
          <table:table-cell office:value-type="string" calcext:value-type="string">
            <text:p>eudyptula minor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Aquatic Bird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  <table:table-cell office:value-type="float" office:value="280000" calcext:value-type="float">
            <text:p>2.80E+05</text:p>
          </table:table-cell>
          <table:table-cell office:value-type="float" office:value="1.29" calcext:value-type="float">
            <text:p>1.29</text:p>
          </table:table-cell>
          <table:table-cell table:formula="of:=[.O21]/[.F21]" office:value-type="float" office:value="12.6549" calcext:value-type="float">
            <text:p>12.6549</text:p>
          </table:table-cell>
          <table:table-cell table:formula="of:=[.M21]*[.F21]*9.81" office:value-type="float" office:value="15.18588" calcext:value-type="float">
            <text:p>15.18588</text:p>
          </table:table-cell>
          <table:table-cell table:formula="of:=[.O21]*[.G21]" office:value-type="float" office:value="6.074352" calcext:value-type="float">
            <text:p>6.074352</text:p>
          </table:table-cell>
          <table:table-cell table:formula="of:=[.M21]*[.G21]*[.F21]*9.81" office:value-type="float" office:value="6.074352" calcext:value-type="float">
            <text:p>6.074352</text:p>
          </table:table-cell>
          <table:table-cell table:formula="of:=[.M21]*[.K21]*[.F21]*9.81" office:value-type="float" office:value="10.630116" calcext:value-type="float">
            <text:p>10.63011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frican Penguin</text:p>
          </table:table-cell>
          <table:table-cell office:value-type="string" calcext:value-type="string">
            <text:p>spheniscus demersu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Aquatic Bird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540000" calcext:value-type="float">
            <text:p>5.40E+05</text:p>
          </table:table-cell>
          <table:table-cell office:value-type="float" office:value="0.78" calcext:value-type="float">
            <text:p>0.78</text:p>
          </table:table-cell>
          <table:table-cell table:formula="of:=[.O22]/[.F22]" office:value-type="float" office:value="7.6518" calcext:value-type="float">
            <text:p>7.6518</text:p>
          </table:table-cell>
          <table:table-cell table:formula="of:=[.M22]*[.F22]*9.81" office:value-type="float" office:value="24.256206" calcext:value-type="float">
            <text:p>24.256206</text:p>
          </table:table-cell>
          <table:table-cell table:formula="of:=[.O22]*[.G22]" office:value-type="float" office:value="15.7665339" calcext:value-type="float">
            <text:p>15.7665339</text:p>
          </table:table-cell>
          <table:table-cell table:formula="of:=[.M22]*[.G22]*[.F22]*9.81" office:value-type="float" office:value="15.7665339" calcext:value-type="float">
            <text:p>15.7665339</text:p>
          </table:table-cell>
          <table:table-cell table:formula="of:=[.M22]*[.K22]*[.F22]*9.81" office:value-type="float" office:value="20.86033716" calcext:value-type="float">
            <text:p>20.86033716</text:p>
          </table:table-cell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Turtle</text:p>
          </table:table-cell>
          <table:table-cell office:value-type="float" office:value="25" calcext:value-type="float">
            <text:p>25</text:p>
          </table:table-cell>
          <table:table-cell office:value-type="float" office:value="0.735" calcext:value-type="float">
            <text:p>0.735</text:p>
          </table:table-cell>
          <table:table-cell office:value-type="float" office:value="0.24" calcext:value-type="float">
            <text:p>0.2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.7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72000" calcext:value-type="float">
            <text:p>7.20E+04</text:p>
          </table:table-cell>
          <table:table-cell office:value-type="float" office:value="0.38" calcext:value-type="float">
            <text:p>0.38</text:p>
          </table:table-cell>
          <table:table-cell table:formula="of:=[.O23]/[.F23]" office:value-type="float" office:value="3.7278" calcext:value-type="float">
            <text:p>3.7278</text:p>
          </table:table-cell>
          <table:table-cell table:formula="of:=[.M23]*[.F23]*9.81" office:value-type="float" office:value="2.739933" calcext:value-type="float">
            <text:p>2.739933</text:p>
          </table:table-cell>
          <table:table-cell table:formula="of:=[.O23]*[.G23]" office:value-type="float" office:value="0.65758392" calcext:value-type="float">
            <text:p>0.65758392</text:p>
          </table:table-cell>
          <table:table-cell table:formula="of:=[.M23]*[.G23]*[.F23]*9.81" office:value-type="float" office:value="0.65758392" calcext:value-type="float">
            <text:p>0.65758392</text:p>
          </table:table-cell>
          <table:table-cell table:formula="of:=[.M23]*[.K23]*[.F23]*9.81" office:value-type="float" office:value="0.71238258" calcext:value-type="float">
            <text:p>0.71238258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Turtle</text:p>
          </table:table-cell>
          <table:table-cell office:value-type="float" office:value="29" calcext:value-type="float">
            <text:p>29</text:p>
          </table:table-cell>
          <table:table-cell office:value-type="float" office:value="1.15" calcext:value-type="float">
            <text:p>1.15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170000" calcext:value-type="float">
            <text:p>1.70E+05</text:p>
          </table:table-cell>
          <table:table-cell office:value-type="float" office:value="0.31" calcext:value-type="float">
            <text:p>0.31</text:p>
          </table:table-cell>
          <table:table-cell table:formula="of:=[.O24]/[.F24]" office:value-type="float" office:value="3.0411" calcext:value-type="float">
            <text:p>3.0411</text:p>
          </table:table-cell>
          <table:table-cell table:formula="of:=[.M24]*[.F24]*9.81" office:value-type="float" office:value="3.497265" calcext:value-type="float">
            <text:p>3.497265</text:p>
          </table:table-cell>
          <table:table-cell table:formula="of:=[.O24]*[.G24]" office:value-type="float" office:value="1.01420685" calcext:value-type="float">
            <text:p>1.01420685</text:p>
          </table:table-cell>
          <table:table-cell table:formula="of:=[.M24]*[.G24]*[.F24]*9.81" office:value-type="float" office:value="1.01420685" calcext:value-type="float">
            <text:p>1.01420685</text:p>
          </table:table-cell>
          <table:table-cell table:formula="of:=[.M24]*[.K24]*[.F24]*9.81" office:value-type="float" office:value="1.71365985" calcext:value-type="float">
            <text:p>1.71365985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27" calcext:value-type="float">
            <text:p>0.027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200" calcext:value-type="float">
            <text:p>1.20E+03</text:p>
          </table:table-cell>
          <table:table-cell office:value-type="float" office:value="8.21" calcext:value-type="float">
            <text:p>8.21</text:p>
          </table:table-cell>
          <table:table-cell table:formula="of:=[.O25]/[.F25]" office:value-type="float" office:value="80.5401" calcext:value-type="float">
            <text:p>80.5401</text:p>
          </table:table-cell>
          <table:table-cell table:formula="of:=[.M25]*[.F25]*9.81" office:value-type="float" office:value="0.009664812" calcext:value-type="float">
            <text:p>0.009664812</text:p>
          </table:table-cell>
          <table:table-cell table:formula="of:=[.O25]*[.G25]" office:value-type="float" office:value="0.000260949924" calcext:value-type="float">
            <text:p>0.000260949924</text:p>
          </table:table-cell>
          <table:table-cell table:formula="of:=[.M25]*[.G25]*[.F25]*9.81" office:value-type="float" office:value="0.000260949924" calcext:value-type="float">
            <text:p>0.000260949924</text:p>
          </table:table-cell>
          <table:table-cell table:formula="of:=[.M25]*[.K25]*[.F25]*9.81" office:value-type="float" office:value="0.00043491654" calcext:value-type="float">
            <text:p>0.00043491654</text:p>
          </table:table-cell>
          <table:table-cell office:value-type="float" office:value="3.27" calcext:value-type="float">
            <text:p>3.2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35" calcext:value-type="float">
            <text:p>0.03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1600" calcext:value-type="float">
            <text:p>1.60E+03</text:p>
          </table:table-cell>
          <table:table-cell office:value-type="float" office:value="5.83" calcext:value-type="float">
            <text:p>5.83</text:p>
          </table:table-cell>
          <table:table-cell table:formula="of:=[.O26]/[.F26]" office:value-type="float" office:value="57.1923" calcext:value-type="float">
            <text:p>57.1923</text:p>
          </table:table-cell>
          <table:table-cell table:formula="of:=[.M26]*[.F26]*9.81" office:value-type="float" office:value="0.016013844" calcext:value-type="float">
            <text:p>0.016013844</text:p>
          </table:table-cell>
          <table:table-cell table:formula="of:=[.O26]*[.G26]" office:value-type="float" office:value="0.00056048454" calcext:value-type="float">
            <text:p>0.00056048454</text:p>
          </table:table-cell>
          <table:table-cell table:formula="of:=[.M26]*[.G26]*[.F26]*9.81" office:value-type="float" office:value="0.00056048454" calcext:value-type="float">
            <text:p>0.00056048454</text:p>
          </table:table-cell>
          <table:table-cell table:formula="of:=[.M26]*[.K26]*[.F26]*9.81" office:value-type="float" office:value="0.000704609136" calcext:value-type="float">
            <text:p>0.000704609136</text:p>
          </table:table-cell>
          <table:table-cell office:value-type="float" office:value="2.26" calcext:value-type="float">
            <text:p>2.2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43" calcext:value-type="float">
            <text:p>0.04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2000" calcext:value-type="float">
            <text:p>2.00E+03</text:p>
          </table:table-cell>
          <table:table-cell office:value-type="float" office:value="5.31" calcext:value-type="float">
            <text:p>5.31</text:p>
          </table:table-cell>
          <table:table-cell table:formula="of:=[.O27]/[.F27]" office:value-type="float" office:value="52.0911" calcext:value-type="float">
            <text:p>52.0911</text:p>
          </table:table-cell>
          <table:table-cell table:formula="of:=[.M27]*[.F27]*9.81" office:value-type="float" office:value="0.027087372" calcext:value-type="float">
            <text:p>0.027087372</text:p>
          </table:table-cell>
          <table:table-cell table:formula="of:=[.O27]*[.G27]" office:value-type="float" office:value="0.001164756996" calcext:value-type="float">
            <text:p>0.001164756996</text:p>
          </table:table-cell>
          <table:table-cell table:formula="of:=[.M27]*[.G27]*[.F27]*9.81" office:value-type="float" office:value="0.001164756996" calcext:value-type="float">
            <text:p>0.001164756996</text:p>
          </table:table-cell>
          <table:table-cell table:formula="of:=[.M27]*[.K27]*[.F27]*9.81" office:value-type="float" office:value="0.001246019112" calcext:value-type="float">
            <text:p>0.001246019112</text:p>
          </table:table-cell>
          <table:table-cell office:value-type="float" office:value="2.09" calcext:value-type="float">
            <text:p>2.09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48" calcext:value-type="float">
            <text:p>0.04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2100" calcext:value-type="float">
            <text:p>2.10E+03</text:p>
          </table:table-cell>
          <table:table-cell office:value-type="float" office:value="4.77" calcext:value-type="float">
            <text:p>4.77</text:p>
          </table:table-cell>
          <table:table-cell table:formula="of:=[.O28]/[.F28]" office:value-type="float" office:value="46.7937" calcext:value-type="float">
            <text:p>46.7937</text:p>
          </table:table-cell>
          <table:table-cell table:formula="of:=[.M28]*[.F28]*9.81" office:value-type="float" office:value="0.035563212" calcext:value-type="float">
            <text:p>0.035563212</text:p>
          </table:table-cell>
          <table:table-cell table:formula="of:=[.O28]*[.G28]" office:value-type="float" office:value="0.001707034176" calcext:value-type="float">
            <text:p>0.001707034176</text:p>
          </table:table-cell>
          <table:table-cell table:formula="of:=[.M28]*[.G28]*[.F28]*9.81" office:value-type="float" office:value="0.001707034176" calcext:value-type="float">
            <text:p>0.001707034176</text:p>
          </table:table-cell>
          <table:table-cell table:formula="of:=[.M28]*[.K28]*[.F28]*9.81" office:value-type="float" office:value="0.001564781328" calcext:value-type="float">
            <text:p>0.001564781328</text:p>
          </table:table-cell>
          <table:table-cell office:value-type="float" office:value="1.87" calcext:value-type="float">
            <text:p>1.8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59" calcext:value-type="float">
            <text:p>0.059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2800" calcext:value-type="float">
            <text:p>2.80E+03</text:p>
          </table:table-cell>
          <table:table-cell office:value-type="float" office:value="4.1" calcext:value-type="float">
            <text:p>4.1</text:p>
          </table:table-cell>
          <table:table-cell table:formula="of:=[.O29]/[.F29]" office:value-type="float" office:value="40.221" calcext:value-type="float">
            <text:p>40.221</text:p>
          </table:table-cell>
          <table:table-cell table:formula="of:=[.M29]*[.F29]*9.81" office:value-type="float" office:value="0.05751603" calcext:value-type="float">
            <text:p>0.05751603</text:p>
          </table:table-cell>
          <table:table-cell table:formula="of:=[.O29]*[.G29]" office:value-type="float" office:value="0.00339344577" calcext:value-type="float">
            <text:p>0.00339344577</text:p>
          </table:table-cell>
          <table:table-cell table:formula="of:=[.M29]*[.G29]*[.F29]*9.81" office:value-type="float" office:value="0.00339344577" calcext:value-type="float">
            <text:p>0.00339344577</text:p>
          </table:table-cell>
          <table:table-cell table:formula="of:=[.M29]*[.K29]*[.F29]*9.81" office:value-type="float" office:value="0.00264573738" calcext:value-type="float">
            <text:p>0.00264573738</text:p>
          </table:table-cell>
          <table:table-cell office:value-type="float" office:value="1.54" calcext:value-type="float">
            <text:p>1.5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0" calcext:value-type="float">
            <text:p>20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69" calcext:value-type="float">
            <text:p>0.06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3200" calcext:value-type="float">
            <text:p>3.20E+03</text:p>
          </table:table-cell>
          <table:table-cell office:value-type="float" office:value="3.65" calcext:value-type="float">
            <text:p>3.65</text:p>
          </table:table-cell>
          <table:table-cell table:formula="of:=[.O30]/[.F30]" office:value-type="float" office:value="35.8065" calcext:value-type="float">
            <text:p>35.8065</text:p>
          </table:table-cell>
          <table:table-cell table:formula="of:=[.M30]*[.F30]*9.81" office:value-type="float" office:value="0.084145275" calcext:value-type="float">
            <text:p>0.084145275</text:p>
          </table:table-cell>
          <table:table-cell table:formula="of:=[.O30]*[.G30]" office:value-type="float" office:value="0.005806023975" calcext:value-type="float">
            <text:p>0.005806023975</text:p>
          </table:table-cell>
          <table:table-cell table:formula="of:=[.M30]*[.G30]*[.F30]*9.81" office:value-type="float" office:value="0.005806023975" calcext:value-type="float">
            <text:p>0.005806023975</text:p>
          </table:table-cell>
          <table:table-cell table:formula="of:=[.M30]*[.K30]*[.F30]*9.81" office:value-type="float" office:value="0.003786537375" calcext:value-type="float">
            <text:p>0.003786537375</text:p>
          </table:table-cell>
          <table:table-cell office:value-type="float" office:value="1.42" calcext:value-type="float">
            <text:p>1.42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alescent Squid</text:p>
          </table:table-cell>
          <table:table-cell office:value-type="string" calcext:value-type="string">
            <text:p>Loligo opalescens</text:p>
          </table:table-cell>
          <table:table-cell office:value-type="string" calcext:value-type="string">
            <text:p>Jet Propulsion</text:p>
          </table:table-cell>
          <table:table-cell office:value-type="string" calcext:value-type="string">
            <text:p>Squid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65000" calcext:value-type="float">
            <text:p>6.50E+04</text:p>
          </table:table-cell>
          <table:table-cell table:style-name="ce9" office:value-type="float" office:value="1.27" calcext:value-type="float">
            <text:p>1.27E+00</text:p>
          </table:table-cell>
          <table:table-cell table:formula="of:=[.O31]/[.F31]" office:value-type="float" office:value="12.4587" calcext:value-type="float">
            <text:p>12.4587</text:p>
          </table:table-cell>
          <table:table-cell table:formula="of:=[.M31]*[.F31]*9.81" office:value-type="float" office:value="0.5108067" calcext:value-type="float">
            <text:p>0.5108067</text:p>
          </table:table-cell>
          <table:table-cell table:formula="of:=[.O31]*[.G31]" office:value-type="float" office:value="0.10216134" calcext:value-type="float">
            <text:p>0.10216134</text:p>
          </table:table-cell>
          <table:table-cell table:formula="of:=[.M31]*[.G31]*[.F31]*9.81" office:value-type="float" office:value="0.10216134" calcext:value-type="float">
            <text:p>0.10216134</text:p>
          </table:table-cell>
          <table:table-cell table:formula="of:=[.M31]*[.K31]*[.F31]*9.81" office:value-type="float" office:value="0.188998479" calcext:value-type="float">
            <text:p>0.188998479</text:p>
          </table:table-cell>
          <table:table-cell office:value-type="float" office:value="0.92" calcext:value-type="float">
            <text:p>0.9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ideler_GCOTLW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ass [kg]</text:p>
          </table:table-cell>
          <table:table-cell office:value-type="string" calcext:value-type="string">
            <text:p>GCOTLW [J]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130732117583178" calcext:value-type="float">
            <text:p>0.000130732117583178</text:p>
          </table:table-cell>
          <table:table-cell office:value-type="float" office:value="0.0000345766243491214" calcext:value-type="float">
            <text:p>3.45766243491214E-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296919190225562" calcext:value-type="float">
            <text:p>0.000296919190225562</text:p>
          </table:table-cell>
          <table:table-cell office:value-type="float" office:value="0.0000830605395534817" calcext:value-type="float">
            <text:p>8.30605395534817E-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552575310285824" calcext:value-type="float">
            <text:p>0.000552575310285824</text:p>
          </table:table-cell>
          <table:table-cell office:value-type="float" office:value="0.000186898666640617" calcext:value-type="float">
            <text:p>0.0001868986666406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788036526830903" calcext:value-type="float">
            <text:p>0.000788036526830903</text:p>
          </table:table-cell>
          <table:table-cell office:value-type="float" office:value="0.000299992500486417" calcext:value-type="float">
            <text:p>0.0002999925004864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153262281620236" calcext:value-type="float">
            <text:p>0.00153262281620236</text:p>
          </table:table-cell>
          <table:table-cell office:value-type="float" office:value="0.000630018400428513" calcext:value-type="float">
            <text:p>0.00063001840042851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238861796253272" calcext:value-type="float">
            <text:p>0.00238861796253272</text:p>
          </table:table-cell>
          <table:table-cell office:value-type="float" office:value="0.00115785550040491" calcext:value-type="float">
            <text:p>0.001157855500404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0842453918149199" calcext:value-type="float">
            <text:p>0.00842453918149199</text:p>
          </table:table-cell>
          <table:table-cell office:value-type="float" office:value="0.00113639599846175" calcext:value-type="float">
            <text:p>0.001136395998461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0859948806685298" calcext:value-type="float">
            <text:p>0.00859948806685298</text:p>
          </table:table-cell>
          <table:table-cell office:value-type="float" office:value="0.00059346279313129" calcext:value-type="float">
            <text:p>0.000593462793131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190742739071004" calcext:value-type="float">
            <text:p>0.0190742739071004</text:p>
          </table:table-cell>
          <table:table-cell office:value-type="float" office:value="0.000744997008793917" calcext:value-type="float">
            <text:p>0.0007449970087939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25221468080704" calcext:value-type="float">
            <text:p>0.0325221468080704</text:p>
          </table:table-cell>
          <table:table-cell office:value-type="float" office:value="0.0024445314246587" calcext:value-type="float">
            <text:p>0.00244453142465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592009826444158" calcext:value-type="float">
            <text:p>0.0592009826444158</text:p>
          </table:table-cell>
          <table:table-cell office:value-type="float" office:value="0.00550236780919614" calcext:value-type="float">
            <text:p>0.005502367809196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807617125895326" calcext:value-type="float">
            <text:p>0.0807617125895326</text:p>
          </table:table-cell>
          <table:table-cell office:value-type="float" office:value="0.00825382668549382" calcext:value-type="float">
            <text:p>0.008253826685493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05157856467683" calcext:value-type="float">
            <text:p>0.105157856467683</text:p>
          </table:table-cell>
          <table:table-cell office:value-type="float" office:value="0.00459869673731018" calcext:value-type="float">
            <text:p>0.004598696737310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05382433238279" calcext:value-type="float">
            <text:p>0.105382433238279</text:p>
          </table:table-cell>
          <table:table-cell office:value-type="float" office:value="0.0111820346565545" calcext:value-type="float">
            <text:p>0.01118203465655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5362267543538" calcext:value-type="float">
            <text:p>0.15362267543538</text:p>
          </table:table-cell>
          <table:table-cell office:value-type="float" office:value="0.0167571033211165" calcext:value-type="float">
            <text:p>0.01675710332111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57147785430716" calcext:value-type="float">
            <text:p>0.157147785430716</text:p>
          </table:table-cell>
          <table:table-cell office:value-type="float" office:value="0.0212788822349861" calcext:value-type="float">
            <text:p>0.02127888223498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19479597710391" calcext:value-type="float">
            <text:p>0.219479597710391</text:p>
          </table:table-cell>
          <table:table-cell office:value-type="float" office:value="0.0570455955898867" calcext:value-type="float">
            <text:p>0.05704559558988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24258138696917" calcext:value-type="float">
            <text:p>0.224258138696917</text:p>
          </table:table-cell>
          <table:table-cell office:value-type="float" office:value="0.0448938839050696" calcext:value-type="float">
            <text:p>0.04489388390506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61995250836163" calcext:value-type="float">
            <text:p>0.261995250836163</text:p>
          </table:table-cell>
          <table:table-cell office:value-type="float" office:value="0.0609207663540992" calcext:value-type="float">
            <text:p>0.06092076635409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357324767536578" calcext:value-type="float">
            <text:p>0.357324767536578</text:p>
          </table:table-cell>
          <table:table-cell office:value-type="float" office:value="0.0824794527064997" calcext:value-type="float">
            <text:p>0.08247945270649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721.8789691253" calcext:value-type="float">
            <text:p>14721.8789691253</text:p>
          </table:table-cell>
          <table:table-cell office:value-type="float" office:value="105256.049855898" calcext:value-type="float">
            <text:p>105256.04985589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3.0899308426396" calcext:value-type="float">
            <text:p>33.0899308426396</text:p>
          </table:table-cell>
          <table:table-cell office:value-type="float" office:value="104.443600221871" calcext:value-type="float">
            <text:p>104.44360022187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3.1244971607041" calcext:value-type="float">
            <text:p>43.1244971607041</text:p>
          </table:table-cell>
          <table:table-cell office:value-type="float" office:value="84.7463002752744" calcext:value-type="float">
            <text:p>84.746300275274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1.5106314220111" calcext:value-type="float">
            <text:p>61.5106314220111</text:p>
          </table:table-cell>
          <table:table-cell office:value-type="float" office:value="145.649328160411" calcext:value-type="float">
            <text:p>145.649328160411</text:p>
          </table:table-cell>
        </table:table-row>
      </table:table>
      <table:table table:name="Schmidt-Nielsen" table:style-name="ta1"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Mass [g]</text:p>
          </table:table-cell>
          <table:table-cell office:value-type="string" calcext:value-type="string">
            <text:p>Energy Cost [Cal per g km]</text:p>
          </table:table-cell>
        </table:table-row>
        <table:table-row table:style-name="ro1">
          <table:table-cell table:formula="of:=[.B2]/1000" office:value-type="float" office:value="0.00362337948333453" calcext:value-type="float">
            <text:p>0.00362337948333453</text:p>
          </table:table-cell>
          <table:table-cell office:value-type="float" office:value="3.62337948333453" calcext:value-type="float">
            <text:p>3.62337948333453</text:p>
          </table:table-cell>
          <table:table-cell office:value-type="float" office:value="6.05416377410884" calcext:value-type="float">
            <text:p>6.05416377410884</text:p>
          </table:table-cell>
        </table:table-row>
        <table:table-row table:style-name="ro1">
          <table:table-cell table:formula="of:=[.B3]/1000" office:value-type="float" office:value="0.00905835400628147" calcext:value-type="float">
            <text:p>0.00905835400628147</text:p>
          </table:table-cell>
          <table:table-cell office:value-type="float" office:value="9.05835400628147" calcext:value-type="float">
            <text:p>9.05835400628147</text:p>
          </table:table-cell>
          <table:table-cell office:value-type="float" office:value="5.76162506413932" calcext:value-type="float">
            <text:p>5.76162506413932</text:p>
          </table:table-cell>
        </table:table-row>
        <table:table-row table:style-name="ro1">
          <table:table-cell table:formula="of:=[.B4]/1000" office:value-type="float" office:value="0.0406223650680933" calcext:value-type="float">
            <text:p>0.0406223650680933</text:p>
          </table:table-cell>
          <table:table-cell office:value-type="float" office:value="40.6223650680933" calcext:value-type="float">
            <text:p>40.6223650680933</text:p>
          </table:table-cell>
          <table:table-cell office:value-type="float" office:value="4.72384473755697" calcext:value-type="float">
            <text:p>4.72384473755697</text:p>
          </table:table-cell>
        </table:table-row>
        <table:table-row table:style-name="ro1">
          <table:table-cell table:formula="of:=[.B5]/1000" office:value-type="float" office:value="0.0564720599767484" calcext:value-type="float">
            <text:p>0.0564720599767484</text:p>
          </table:table-cell>
          <table:table-cell office:value-type="float" office:value="56.4720599767484" calcext:value-type="float">
            <text:p>56.4720599767484</text:p>
          </table:table-cell>
          <table:table-cell office:value-type="float" office:value="4.50152727053213" calcext:value-type="float">
            <text:p>4.50152727053213</text:p>
          </table:table-cell>
        </table:table-row>
        <table:table-row table:style-name="ro1">
          <table:table-cell table:formula="of:=[.B6]/1000" office:value-type="float" office:value="0.0975968668547889" calcext:value-type="float">
            <text:p>0.0975968668547889</text:p>
          </table:table-cell>
          <table:table-cell office:value-type="float" office:value="97.5968668547889" calcext:value-type="float">
            <text:p>97.5968668547889</text:p>
          </table:table-cell>
          <table:table-cell office:value-type="float" office:value="3.60598231263771" calcext:value-type="float">
            <text:p>3.60598231263771</text:p>
          </table:table-cell>
        </table:table-row>
        <table:table-row table:style-name="ro1">
          <table:table-cell table:formula="of:=[.B7]/1000" office:value-type="float" office:value="0.282564948719265" calcext:value-type="float">
            <text:p>0.282564948719265</text:p>
          </table:table-cell>
          <table:table-cell office:value-type="float" office:value="282.564948719265" calcext:value-type="float">
            <text:p>282.564948719265</text:p>
          </table:table-cell>
          <table:table-cell office:value-type="float" office:value="3.31463885786725" calcext:value-type="float">
            <text:p>3.31463885786725</text:p>
          </table:table-cell>
        </table:table-row>
        <table:table-row table:style-name="ro1">
          <table:table-cell table:formula="of:=[.B8]/1000" office:value-type="float" office:value="0.326875447344608" calcext:value-type="float">
            <text:p>0.326875447344608</text:p>
          </table:table-cell>
          <table:table-cell office:value-type="float" office:value="326.875447344608" calcext:value-type="float">
            <text:p>326.875447344608</text:p>
          </table:table-cell>
          <table:table-cell office:value-type="float" office:value="3.01582505810268" calcext:value-type="float">
            <text:p>3.01582505810268</text:p>
          </table:table-cell>
        </table:table-row>
        <table:table-row table:style-name="ro1">
          <table:table-cell table:formula="of:=[.B9]/1000" office:value-type="float" office:value="0.733419902139562" calcext:value-type="float">
            <text:p>0.733419902139562</text:p>
          </table:table-cell>
          <table:table-cell office:value-type="float" office:value="733.419902139562" calcext:value-type="float">
            <text:p>733.419902139562</text:p>
          </table:table-cell>
          <table:table-cell office:value-type="float" office:value="3.24740575292022" calcext:value-type="float">
            <text:p>3.24740575292022</text:p>
          </table:table-cell>
        </table:table-row>
        <table:table-row table:style-name="ro1">
          <table:table-cell table:formula="of:=[.B10]/1000" office:value-type="float" office:value="1.52363198865733" calcext:value-type="float">
            <text:p>1.52363198865733</text:p>
          </table:table-cell>
          <table:table-cell office:value-type="float" office:value="1523.63198865733" calcext:value-type="float">
            <text:p>1523.63198865733</text:p>
          </table:table-cell>
          <table:table-cell office:value-type="float" office:value="2.50335939150644" calcext:value-type="float">
            <text:p>2.50335939150644</text:p>
          </table:table-cell>
        </table:table-row>
      </table:table>
      <table:table table:name="Bale_CE" table:style-name="ta1"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459115239034785" calcext:value-type="float">
            <text:p>4.59115239034785E-06</text:p>
          </table:table-cell>
          <table:table-cell office:value-type="float" office:value="1.78028378716804" calcext:value-type="float">
            <text:p>1.78028378716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959856711034223" calcext:value-type="float">
            <text:p>9.59856711034223E-06</text:p>
          </table:table-cell>
          <table:table-cell office:value-type="float" office:value="1.61954621846334" calcext:value-type="float">
            <text:p>1.6195462184633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285440776567332" calcext:value-type="float">
            <text:p>0.000285440776567332</text:p>
          </table:table-cell>
          <table:table-cell office:value-type="float" office:value="1.35853992807878" calcext:value-type="float">
            <text:p>1.3585399280787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444310761983765" calcext:value-type="float">
            <text:p>0.000444310761983765</text:p>
          </table:table-cell>
          <table:table-cell office:value-type="float" office:value="1.15510724866206" calcext:value-type="float">
            <text:p>1.1551072486620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769344753419738" calcext:value-type="float">
            <text:p>0.00769344753419738</text:p>
          </table:table-cell>
          <table:table-cell office:value-type="float" office:value="0.995504099590834" calcext:value-type="float">
            <text:p>0.99550409959083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587597899764296" calcext:value-type="float">
            <text:p>0.58759789976429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262983696558807" calcext:value-type="float">
            <text:p>0.0262983696558807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36271755765701" calcext:value-type="float">
            <text:p>0.0336271755765701</text:p>
          </table:table-cell>
          <table:table-cell office:value-type="float" office:value="0.749471946848492" calcext:value-type="float">
            <text:p>0.74947194684849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523433133256744" calcext:value-type="float">
            <text:p>0.0523433133256744</text:p>
          </table:table-cell>
          <table:table-cell office:value-type="float" office:value="0.691083195443239" calcext:value-type="float">
            <text:p>0.69108319544323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738460724668901" calcext:value-type="float">
            <text:p>0.0738460724668901</text:p>
          </table:table-cell>
          <table:table-cell office:value-type="float" office:value="0.672649230502494" calcext:value-type="float">
            <text:p>0.67264923050249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39928917144635" calcext:value-type="float">
            <text:p>0.139928917144635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54387487529016" calcext:value-type="float">
            <text:p>0.154387487529016</text:p>
          </table:table-cell>
          <table:table-cell office:value-type="float" office:value="0.930441012893113" calcext:value-type="float">
            <text:p>0.930441012893113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97412053214592" calcext:value-type="float">
            <text:p>0.197412053214592</text:p>
          </table:table-cell>
          <table:table-cell office:value-type="float" office:value="1.39577074061698" calcext:value-type="float">
            <text:p>1.3957707406169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17810239124787" calcext:value-type="float">
            <text:p>0.217810239124787</text:p>
          </table:table-cell>
          <table:table-cell office:value-type="float" office:value="1.68657582455569" calcext:value-type="float">
            <text:p>1.6865758245556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52426666034557" calcext:value-type="float">
            <text:p>0.252426666034557</text:p>
          </table:table-cell>
          <table:table-cell office:value-type="float" office:value="1.41476703367274" calcext:value-type="float">
            <text:p>1.4147670336727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739408672542159" calcext:value-type="float">
            <text:p>0.73940867254215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39038572124161" calcext:value-type="float">
            <text:p>0.339038572124161</text:p>
          </table:table-cell>
          <table:table-cell office:value-type="float" office:value="0.982137313990135" calcext:value-type="float">
            <text:p>0.98213731399013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333527518763665" calcext:value-type="float">
            <text:p>0.00333527518763665</text:p>
          </table:table-cell>
          <table:table-cell office:value-type="float" office:value="0.700488765086251" calcext:value-type="float">
            <text:p>0.70048876508625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857953591279118" calcext:value-type="float">
            <text:p>0.85795359127911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89715187544013" calcext:value-type="float">
            <text:p>0.0389715187544013</text:p>
          </table:table-cell>
          <table:table-cell office:value-type="float" office:value="0.893462482975657" calcext:value-type="float">
            <text:p>0.89346248297565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606621990090757" calcext:value-type="float">
            <text:p>0.0606621990090757</text:p>
          </table:table-cell>
          <table:table-cell office:value-type="float" office:value="0.917947839295383" calcext:value-type="float">
            <text:p>0.91794783929538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991839228377095" calcext:value-type="float">
            <text:p>0.0991839228377095</text:p>
          </table:table-cell>
          <table:table-cell office:value-type="float" office:value="0.710022343543388" calcext:value-type="float">
            <text:p>0.71002234354338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869630249467967" calcext:value-type="float">
            <text:p>0.86963024946796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07287209779101" calcext:value-type="float">
            <text:p>0.307287209779101</text:p>
          </table:table-cell>
          <table:table-cell office:value-type="float" office:value="0.770011239790157" calcext:value-type="float">
            <text:p>0.77001123979015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744536718795861" calcext:value-type="float">
            <text:p>0.744536718795861</text:p>
          </table:table-cell>
          <table:table-cell office:value-type="float" office:value="1.23588060454755" calcext:value-type="float">
            <text:p>1.2358806045475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1.41080240770063" calcext:value-type="float">
            <text:p>1.41080240770063</text:p>
          </table:table-cell>
          <table:table-cell office:value-type="float" office:value="1.09430641025019" calcext:value-type="float">
            <text:p>1.09430641025019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1.0786802713966" calcext:value-type="float">
            <text:p>21.0786802713966</text:p>
          </table:table-cell>
          <table:table-cell office:value-type="float" office:value="5.61708199112869" calcext:value-type="float">
            <text:p>5.6170819911286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9.7378528780381" calcext:value-type="float">
            <text:p>29.7378528780381</text:p>
          </table:table-cell>
          <table:table-cell office:value-type="float" office:value="9.13820837229102" calcext:value-type="float">
            <text:p>9.1382083722910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34.4640687563298" calcext:value-type="float">
            <text:p>34.4640687563298</text:p>
          </table:table-cell>
          <table:table-cell office:value-type="float" office:value="6.60633908503251" calcext:value-type="float">
            <text:p>6.6063390850325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56.3494497733246" calcext:value-type="float">
            <text:p>56.3494497733246</text:p>
          </table:table-cell>
          <table:table-cell office:value-type="float" office:value="6.87976154222078" calcext:value-type="float">
            <text:p>6.8797615422207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36.531014324817" calcext:value-type="float">
            <text:p>136.531014324817</text:p>
          </table:table-cell>
          <table:table-cell office:value-type="float" office:value="5.46725185030557" calcext:value-type="float">
            <text:p>5.4672518503055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4578.1047875223" calcext:value-type="float">
            <text:p>14578.1047875223</text:p>
          </table:table-cell>
          <table:table-cell office:value-type="float" office:value="8.09139650157466" calcext:value-type="float">
            <text:p>8.0913965015746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0.674809976527039" calcext:value-type="float">
            <text:p>0.674809976527039</text:p>
          </table:table-cell>
          <table:table-cell office:value-type="float" office:value="2.53006171818139" calcext:value-type="float">
            <text:p>2.5300617181813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2.33295341369577" calcext:value-type="float">
            <text:p>2.3329534136957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9.7772172243831" calcext:value-type="float">
            <text:p>9.777217224383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2.80800952428536" calcext:value-type="float">
            <text:p>2.80800952428536</text:p>
          </table:table-cell>
          <table:table-cell office:value-type="float" office:value="8.65720478473561" calcext:value-type="float">
            <text:p>8.65720478473561</text:p>
          </table:table-cell>
          <table:table-cell table:formula="of:=2" office:value-type="float" office:value="2" calcext:value-type="float">
            <text:p>2</text:p>
          </table:table-cell>
        </table:table-row>
      </table:table>
      <table:table table:name="Videler Kinematic" table:style-name="ta1">
        <table:table-column table:style-name="co9" table:default-cell-style-name="Default"/>
        <table:table-column table:style-name="co2" table:number-columns-repeated="5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Length [m]</text:p>
          </table:table-cell>
          <table:table-cell office:value-type="string" calcext:value-type="string">
            <text:p>A [m]</text:p>
          </table:table-cell>
          <table:table-cell office:value-type="string" calcext:value-type="string">
            <text:p>A [BL]</text:p>
          </table:table-cell>
          <table:table-cell office:value-type="string" calcext:value-type="string">
            <text:p>Freq [Hz]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Lambda_b [m]</text:p>
          </table:table-cell>
          <table:table-cell office:value-type="string" calcext:value-type="string">
            <text:p>Lambda_b [BL]</text:p>
          </table:table-cell>
          <table:table-cell office:value-type="string" calcext:value-type="string">
            <text:p>Lambda_s [m]</text:p>
          </table:table-cell>
          <table:table-cell office:value-type="string" calcext:value-type="string">
            <text:p>Lambda_s [BL]</text:p>
          </table:table-cell>
          <table:table-cell office:value-type="string" calcext:value-type="string">
            <text:p>U [m/s]</text:p>
          </table:table-cell>
          <table:table-cell office:value-type="string" calcext:value-type="string">
            <text:p>U [BL/s]</text:p>
          </table:table-cell>
          <table:table-cell office:value-type="string" calcext:value-type="string">
            <text:p>V [m/s]</text:p>
          </table:table-cell>
          <table:table-cell office:value-type="string" calcext:value-type="string">
            <text:p>V [BL/s]</text:p>
          </table:table-cell>
          <table:table-cell office:value-type="string" calcext:value-type="string">
            <text:p>u/v</text:p>
          </table:table-cell>
        </table:table-row>
        <table:table-row table:style-name="ro1">
          <table:table-cell office:value-type="string" calcext:value-type="string">
            <text:p>Abramis brama</text:p>
          </table:table-cell>
          <table:table-cell office:value-type="float" office:value="0.19" calcext:value-type="float">
            <text:p>0.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12" calcext:value-type="float">
            <text:p>0.12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156" calcext:value-type="float">
            <text:p>0.156</text:p>
          </table:table-cell>
          <table:table-cell office:value-type="float" office:value="0.82" calcext:value-type="float">
            <text:p>0.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2.4" calcext:value-type="float">
            <text:p>2.4</text:p>
          </table:table-cell>
          <table:table-cell office:value-type="float" office:value="0.59" calcext:value-type="float">
            <text:p>0.59</text:p>
          </table:table-cell>
          <table:table-cell office:value-type="float" office:value="3.1" calcext:value-type="float">
            <text:p>3.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float" office:value="0.25" calcext:value-type="float">
            <text:p>0.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13" calcext:value-type="float">
            <text:p>0.13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1" calcext:value-type="float">
            <text:p>0.151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Carassius auratus</text:p>
          </table:table-cell>
          <table:table-cell office:value-type="float" office:value="0.16" calcext:value-type="float">
            <text:p>0.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63" calcext:value-type="float">
            <text:p>0.163</text:p>
          </table:table-cell>
          <table:table-cell office:value-type="float" office:value="1.02" calcext:value-type="float">
            <text:p>1.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71" calcext:value-type="float">
            <text:p>0.71</text:p>
          </table:table-cell>
          <table:table-cell office:value-type="float" office:value="0.46" calcext:value-type="float">
            <text:p>0.46</text:p>
          </table:table-cell>
          <table:table-cell office:value-type="float" office:value="2.9" calcext:value-type="float">
            <text:p>2.9</text:p>
          </table:table-cell>
          <table:table-cell office:value-type="float" office:value="0.65" calcext:value-type="float">
            <text:p>0.65</text:p>
          </table:table-cell>
          <table:table-cell office:value-type="float" office:value="4.1" calcext:value-type="float">
            <text:p>4.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Esox sp.</text:p>
          </table:table-cell>
          <table:table-cell office:value-type="float" office:value="0.183" calcext:value-type="float">
            <text:p>0.183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41" calcext:value-type="float">
            <text:p>0.41</text:p>
          </table:table-cell>
          <table:table-cell office:value-type="float" office:value="0.458" calcext:value-type="float">
            <text:p>0.458</text:p>
          </table:table-cell>
          <table:table-cell office:value-type="float" office:value="2.5" calcext:value-type="float">
            <text:p>2.5</text:p>
          </table:table-cell>
          <table:table-cell office:value-type="float" office:value="0.909" calcext:value-type="float">
            <text:p>0.90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01" calcext:value-type="float">
            <text:p>0.2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89" calcext:value-type="float">
            <text:p>0.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63" calcext:value-type="float">
            <text:p>0.63</text:p>
          </table:table-cell>
          <table:table-cell office:value-type="float" office:value="0.503" calcext:value-type="float">
            <text:p>0.503</text:p>
          </table:table-cell>
          <table:table-cell office:value-type="float" office:value="2.5" calcext:value-type="float">
            <text:p>2.5</text:p>
          </table:table-cell>
          <table:table-cell office:value-type="float" office:value="0.716" calcext:value-type="float">
            <text:p>0.716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" calcext:value-type="float">
            <text:p>0.1</text:p>
          </table:table-cell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" calcext:value-type="float">
            <text:p>0.96</text:p>
          </table:table-cell>
          <table:table-cell office:value-type="float" office:value="0.036" calcext:value-type="float">
            <text:p>0.036</text:p>
          </table:table-cell>
          <table:table-cell office:value-type="float" office:value="0.65" calcext:value-type="float">
            <text:p>0.65</text:p>
          </table:table-cell>
          <table:table-cell office:value-type="float" office:value="0.355" calcext:value-type="float">
            <text:p>0.355</text:p>
          </table:table-cell>
          <table:table-cell office:value-type="float" office:value="6.5" calcext:value-type="float">
            <text:p>6.5</text:p>
          </table:table-cell>
          <table:table-cell office:value-type="float" office:value="0.53" calcext:value-type="float">
            <text:p>0.53</text:p>
          </table:table-cell>
          <table:table-cell office:value-type="float" office:value="9.6" calcext:value-type="float">
            <text:p>9.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116" calcext:value-type="float">
            <text:p>0.116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7.1" calcext:value-type="float">
            <text:p>7.1</text:p>
          </table:table-cell>
          <table:table-cell office:value-type="float" office:value="0.14" calcext:value-type="float">
            <text:p>0.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91" calcext:value-type="float">
            <text:p>0.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office:value-type="float" office:value="0.757" calcext:value-type="float">
            <text:p>0.757</text:p>
          </table:table-cell>
          <table:table-cell office:value-type="float" office:value="6.5" calcext:value-type="float">
            <text:p>6.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49" calcext:value-type="float">
            <text:p>0.24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9" calcext:value-type="float">
            <text:p>0.159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32" calcext:value-type="float">
            <text:p>0.732</text:p>
          </table:table-cell>
          <table:table-cell office:value-type="float" office:value="2.9" calcext:value-type="float">
            <text:p>2.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433" calcext:value-type="float">
            <text:p>0.433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0.42" calcext:value-type="float">
            <text:p>0.42</text:p>
          </table:table-cell>
          <table:table-cell office:value-type="float" office:value="0.386" calcext:value-type="float">
            <text:p>0.386</text:p>
          </table:table-cell>
          <table:table-cell office:value-type="float" office:value="0.89" calcext:value-type="float">
            <text:p>0.89</text:p>
          </table:table-cell>
          <table:table-cell office:value-type="float" office:value="0.277" calcext:value-type="float">
            <text:p>0.277</text:p>
          </table:table-cell>
          <table:table-cell office:value-type="float" office:value="0.64" calcext:value-type="float">
            <text:p>0.64</text:p>
          </table:table-cell>
          <table:table-cell office:value-type="float" office:value="0.665" calcext:value-type="float">
            <text:p>0.665</text:p>
          </table:table-cell>
          <table:table-cell office:value-type="float" office:value="1.5" calcext:value-type="float">
            <text:p>1.5</text:p>
          </table:table-cell>
          <table:table-cell office:value-type="float" office:value="0.919" calcext:value-type="float">
            <text:p>0.919</text:p>
          </table:table-cell>
          <table:table-cell office:value-type="float" office:value="2.1" calcext:value-type="float">
            <text:p>2.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0.629" calcext:value-type="float">
            <text:p>0.629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  <table:table-cell office:value-type="float" office:value="0.512" calcext:value-type="float">
            <text:p>0.512</text:p>
          </table:table-cell>
          <table:table-cell office:value-type="float" office:value="0.8" calcext:value-type="float">
            <text:p>0.8</text:p>
          </table:table-cell>
          <table:table-cell office:value-type="float" office:value="0.827" calcext:value-type="float">
            <text:p>0.827</text:p>
          </table:table-cell>
          <table:table-cell office:value-type="float" office:value="1.2" calcext:value-type="float">
            <text:p>1.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0.688" calcext:value-type="float">
            <text:p>0.688</text:p>
          </table:table-cell>
          <table:table-cell office:value-type="float" office:value="1.03" calcext:value-type="float">
            <text:p>1.03</text:p>
          </table:table-cell>
          <table:table-cell office:value-type="float" office:value="0.438" calcext:value-type="float">
            <text:p>0.438</text:p>
          </table:table-cell>
          <table:table-cell office:value-type="float" office:value="0.66" calcext:value-type="float">
            <text:p>0.66</text:p>
          </table:table-cell>
          <table:table-cell office:value-type="float" office:value="0.768" calcext:value-type="float">
            <text:p>0.768</text:p>
          </table:table-cell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  <table:table-cell office:value-type="float" office:value="1.8" calcext:value-type="float">
            <text:p>1.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.456" calcext:value-type="float">
            <text:p>0.456</text:p>
          </table:table-cell>
          <table:table-cell office:value-type="float" office:value="0.68" calcext:value-type="float">
            <text:p>0.68</text:p>
          </table:table-cell>
          <table:table-cell office:value-type="float" office:value="2.37" calcext:value-type="float">
            <text:p>2.37</text:p>
          </table:table-cell>
          <table:table-cell office:value-type="float" office:value="3.6" calcext:value-type="float">
            <text:p>3.6</text:p>
          </table:table-cell>
          <table:table-cell office:value-type="float" office:value="3.22" calcext:value-type="float">
            <text:p>3.22</text:p>
          </table:table-cell>
          <table:table-cell office:value-type="float" office:value="4.8" calcext:value-type="float">
            <text:p>4.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Liza ramada</text:p>
          </table:table-cell>
          <table:table-cell office:value-type="float" office:value="0.36" calcext:value-type="float">
            <text:p>0.36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4.6" calcext:value-type="float">
            <text:p>4.6</text:p>
          </table:table-cell>
          <table:table-cell office:value-type="float" office:value="0.22" calcext:value-type="float">
            <text:p>0.22</text:p>
          </table:table-cell>
          <table:table-cell office:value-type="float" office:value="0.342" calcext:value-type="float">
            <text:p>0.342</text:p>
          </table:table-cell>
          <table:table-cell office:value-type="float" office:value="0.95" calcext:value-type="float">
            <text:p>0.95</text:p>
          </table:table-cell>
          <table:table-cell office:value-type="float" office:value="0.26" calcext:value-type="float">
            <text:p>0.26</text:p>
          </table:table-cell>
          <table:table-cell office:value-type="float" office:value="0.72" calcext:value-type="float">
            <text:p>0.72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office:value-type="float" office:value="1.58" calcext:value-type="float">
            <text:p>1.58</text:p>
          </table:table-cell>
          <table:table-cell office:value-type="float" office:value="4.4" calcext:value-type="float">
            <text:p>4.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8" calcext:value-type="float">
            <text:p>0.08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1.7" calcext:value-type="float">
            <text:p>1.7</text:p>
          </table:table-cell>
          <table:table-cell office:value-type="float" office:value="0.96" calcext:value-type="float">
            <text:p>0.96</text:p>
          </table:table-cell>
          <table:table-cell office:value-type="float" office:value="2.3" calcext:value-type="float">
            <text:p>2.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7" calcext:value-type="float">
            <text:p>0.07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2.2" calcext:value-type="float">
            <text:p>2.2</text:p>
          </table:table-cell>
          <table:table-cell office:value-type="float" office:value="1.14" calcext:value-type="float">
            <text:p>1.14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" calcext:value-type="float">
            <text:p>0.85</text:p>
          </table:table-cell>
          <table:table-cell office:value-type="float" office:value="0.258" calcext:value-type="float">
            <text:p>0.258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2.2" calcext:value-type="float">
            <text:p>2.2</text:p>
          </table:table-cell>
          <table:table-cell office:value-type="float" office:value="1.27" calcext:value-type="float">
            <text:p>1.27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695" calcext:value-type="float">
            <text:p>0.69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9" calcext:value-type="float">
            <text:p>0.09</text:p>
          </table:table-cell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0.634" calcext:value-type="float">
            <text:p>0.634</text:p>
          </table:table-cell>
          <table:table-cell office:value-type="float" office:value="0.91" calcext:value-type="float">
            <text:p>0.91</text:p>
          </table:table-cell>
          <table:table-cell office:value-type="float" office:value="0.448" calcext:value-type="float">
            <text:p>0.448</text:p>
          </table:table-cell>
          <table:table-cell office:value-type="float" office:value="0.64" calcext:value-type="float">
            <text:p>0.64</text:p>
          </table:table-cell>
          <table:table-cell office:value-type="float" office:value="0.869" calcext:value-type="float">
            <text:p>0.869</text:p>
          </table:table-cell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office:value-type="float" office:value="1.8" calcext:value-type="float">
            <text:p>1.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" calcext:value-type="float">
            <text:p>0.07</text:p>
          </table:table-cell>
          <table:table-cell office:value-type="float" office:value="2.2" calcext:value-type="float">
            <text:p>2.2</text:p>
          </table:table-cell>
          <table:table-cell office:value-type="float" office:value="0.45" calcext:value-type="float">
            <text:p>0.45</text:p>
          </table:table-cell>
          <table:table-cell office:value-type="float" office:value="0.322" calcext:value-type="float">
            <text:p>0.322</text:p>
          </table:table-cell>
          <table:table-cell office:value-type="float" office:value="0.92" calcext:value-type="float">
            <text:p>0.92</text:p>
          </table:table-cell>
          <table:table-cell office:value-type="float" office:value="0.281" calcext:value-type="float">
            <text:p>0.281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1.8" calcext:value-type="float">
            <text:p>1.8</text:p>
          </table:table-cell>
          <table:table-cell office:value-type="float" office:value="0.722" calcext:value-type="float">
            <text:p>0.722</text:p>
          </table:table-cell>
          <table:table-cell office:value-type="float" office:value="2.1" calcext:value-type="float">
            <text:p>2.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79" calcext:value-type="float">
            <text:p>0.79</text:p>
          </table:table-cell>
          <table:table-cell office:value-type="float" office:value="0.735" calcext:value-type="float">
            <text:p>0.735</text:p>
          </table:table-cell>
          <table:table-cell office:value-type="float" office:value="2.1" calcext:value-type="float">
            <text:p>2.1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9" calcext:value-type="float">
            <text:p>0.09</text:p>
          </table:table-cell>
          <table:table-cell office:value-type="float" office:value="3.3" calcext:value-type="float">
            <text:p>3.3</text:p>
          </table:table-cell>
          <table:table-cell office:value-type="float" office:value="0.31" calcext:value-type="float">
            <text:p>0.31</text:p>
          </table:table-cell>
          <table:table-cell office:value-type="float" office:value="0.368" calcext:value-type="float">
            <text:p>0.368</text:p>
          </table:table-cell>
          <table:table-cell office:value-type="float" office:value="1.05" calcext:value-type="float">
            <text:p>1.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82" calcext:value-type="float">
            <text:p>0.82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1.205" calcext:value-type="float">
            <text:p>1.205</text:p>
          </table:table-cell>
          <table:table-cell office:value-type="float" office:value="3.4" calcext:value-type="float">
            <text:p>3.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57" calcext:value-type="float">
            <text:p>0.357</text:p>
          </table:table-cell>
          <table:table-cell office:value-type="float" office:value="1.02" calcext:value-type="float">
            <text:p>1.02</text:p>
          </table:table-cell>
          <table:table-cell office:value-type="float" office:value="0.276" calcext:value-type="float">
            <text:p>0.276</text:p>
          </table:table-cell>
          <table:table-cell office:value-type="float" office:value="0.79" calcext:value-type="float">
            <text:p>0.79</text:p>
          </table:table-cell>
          <table:table-cell office:value-type="float" office:value="1.015" calcext:value-type="float">
            <text:p>1.015</text:p>
          </table:table-cell>
          <table:table-cell office:value-type="float" office:value="2.9" calcext:value-type="float">
            <text:p>2.9</text:p>
          </table:table-cell>
          <table:table-cell office:value-type="float" office:value="1.313" calcext:value-type="float">
            <text:p>1.313</text:p>
          </table:table-cell>
          <table:table-cell office:value-type="float" office:value="3.8" calcext:value-type="float">
            <text:p>3.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61" calcext:value-type="float">
            <text:p>0.361</text:p>
          </table:table-cell>
          <table:table-cell office:value-type="float" office:value="1.03" calcext:value-type="float">
            <text:p>1.03</text:p>
          </table:table-cell>
          <table:table-cell office:value-type="float" office:value="0.301" calcext:value-type="float">
            <text:p>0.301</text:p>
          </table:table-cell>
          <table:table-cell office:value-type="float" office:value="0.86" calcext:value-type="float">
            <text:p>0.86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office:value-type="float" office:value="1.256" calcext:value-type="float">
            <text:p>1.256</text:p>
          </table:table-cell>
          <table:table-cell office:value-type="float" office:value="3.6" calcext:value-type="float">
            <text:p>3.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283" calcext:value-type="float">
            <text:p>0.283</text:p>
          </table:table-cell>
          <table:table-cell office:value-type="float" office:value="0.81" calcext:value-type="float">
            <text:p>0.81</text:p>
          </table:table-cell>
          <table:table-cell office:value-type="float" office:value="1.085" calcext:value-type="float">
            <text:p>1.085</text:p>
          </table:table-cell>
          <table:table-cell office:value-type="float" office:value="3.1" calcext:value-type="float">
            <text:p>3.1</text:p>
          </table:table-cell>
          <table:table-cell office:value-type="float" office:value="1.341" calcext:value-type="float">
            <text:p>1.341</text:p>
          </table:table-cell>
          <table:table-cell office:value-type="float" office:value="3.8" calcext:value-type="float">
            <text:p>3.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343" calcext:value-type="float">
            <text:p>0.343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66" calcext:value-type="float">
            <text:p>0.66</text:p>
          </table:table-cell>
          <table:table-cell office:value-type="float" office:value="1.225" calcext:value-type="float">
            <text:p>1.225</text:p>
          </table:table-cell>
          <table:table-cell office:value-type="float" office:value="3.5" calcext:value-type="float">
            <text:p>3.5</text:p>
          </table:table-cell>
          <table:table-cell office:value-type="float" office:value="1.824" calcext:value-type="float">
            <text:p>1.824</text:p>
          </table:table-cell>
          <table:table-cell office:value-type="float" office:value="5.2" calcext:value-type="float">
            <text:p>5.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9" calcext:value-type="float">
            <text:p>0.09</text:p>
          </table:table-cell>
          <table:table-cell office:value-type="float" office:value="4.5" calcext:value-type="float">
            <text:p>4.5</text:p>
          </table:table-cell>
          <table:table-cell office:value-type="float" office:value="0.22" calcext:value-type="float">
            <text:p>0.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92" calcext:value-type="float">
            <text:p>0.92</text:p>
          </table:table-cell>
          <table:table-cell office:value-type="float" office:value="0.293" calcext:value-type="float">
            <text:p>0.293</text:p>
          </table:table-cell>
          <table:table-cell office:value-type="float" office:value="0.73" calcext:value-type="float">
            <text:p>0.73</text:p>
          </table:table-cell>
          <table:table-cell office:value-type="float" office:value="1.32" calcext:value-type="float">
            <text:p>1.32</text:p>
          </table:table-cell>
          <table:table-cell office:value-type="float" office:value="3.3" calcext:value-type="float">
            <text:p>3.3</text:p>
          </table:table-cell>
          <table:table-cell office:value-type="float" office:value="1.658" calcext:value-type="float">
            <text:p>1.658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8" calcext:value-type="float">
            <text:p>0.08</text:p>
          </table:table-cell>
          <table:table-cell office:value-type="float" office:value="4.9" calcext:value-type="float">
            <text:p>4.9</text:p>
          </table:table-cell>
          <table:table-cell office:value-type="float" office:value="0.21" calcext:value-type="float">
            <text:p>0.21</text:p>
          </table:table-cell>
          <table:table-cell office:value-type="float" office:value="0.364" calcext:value-type="float">
            <text:p>0.364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1.36" calcext:value-type="float">
            <text:p>1.36</text:p>
          </table:table-cell>
          <table:table-cell office:value-type="float" office:value="3.4" calcext:value-type="float">
            <text:p>3.4</text:p>
          </table:table-cell>
          <table:table-cell office:value-type="float" office:value="1.767" calcext:value-type="float">
            <text:p>1.767</text:p>
          </table:table-cell>
          <table:table-cell office:value-type="float" office:value="4.4" calcext:value-type="float">
            <text:p>4.4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" calcext:value-type="float">
            <text:p>0.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8" calcext:value-type="float">
            <text:p>0.18</text:p>
          </table:table-cell>
          <table:table-cell office:value-type="float" office:value="0.345" calcext:value-type="float">
            <text:p>0.345</text:p>
          </table:table-cell>
          <table:table-cell office:value-type="float" office:value="1.15" calcext:value-type="float">
            <text:p>1.15</text:p>
          </table:table-cell>
          <table:table-cell office:value-type="float" office:value="0.242" calcext:value-type="float">
            <text:p>0.242</text:p>
          </table:table-cell>
          <table:table-cell office:value-type="float" office:value="0.81" calcext:value-type="float">
            <text:p>0.81</text:p>
          </table:table-cell>
          <table:table-cell office:value-type="float" office:value="1.35" calcext:value-type="float">
            <text:p>1.35</text:p>
          </table:table-cell>
          <table:table-cell office:value-type="float" office:value="4.5" calcext:value-type="float">
            <text:p>4.5</text:p>
          </table:table-cell>
          <table:table-cell office:value-type="float" office:value="1.927" calcext:value-type="float">
            <text:p>1.927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" calcext:value-type="float">
            <text:p>0.11</text:p>
          </table:table-cell>
          <table:table-cell office:value-type="float" office:value="5.5" calcext:value-type="float">
            <text:p>5.5</text:p>
          </table:table-cell>
          <table:table-cell office:value-type="float" office:value="0.18" calcext:value-type="float">
            <text:p>0.18</text:p>
          </table:table-cell>
          <table:table-cell office:value-type="float" office:value="0.313" calcext:value-type="float">
            <text:p>0.313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89" calcext:value-type="float">
            <text:p>0.89</text:p>
          </table:table-cell>
          <table:table-cell office:value-type="float" office:value="1.519" calcext:value-type="float">
            <text:p>1.519</text:p>
          </table:table-cell>
          <table:table-cell office:value-type="float" office:value="4.9" calcext:value-type="float">
            <text:p>4.9</text:p>
          </table:table-cell>
          <table:table-cell office:value-type="float" office:value="1.73" calcext:value-type="float">
            <text:p>1.73</text:p>
          </table:table-cell>
          <table:table-cell office:value-type="float" office:value="5.6" calcext:value-type="float">
            <text:p>5.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341" calcext:value-type="float">
            <text:p>0.341</text:p>
          </table:table-cell>
          <table:table-cell office:value-type="float" office:value="1.1" calcext:value-type="float">
            <text:p>1.1</text:p>
          </table:table-cell>
          <table:table-cell office:value-type="float" office:value="0.318" calcext:value-type="float">
            <text:p>0.318</text:p>
          </table:table-cell>
          <table:table-cell office:value-type="float" office:value="1.03" calcext:value-type="float">
            <text:p>1.03</text:p>
          </table:table-cell>
          <table:table-cell office:value-type="float" office:value="1.581" calcext:value-type="float">
            <text:p>1.581</text:p>
          </table:table-cell>
          <table:table-cell office:value-type="float" office:value="5.1" calcext:value-type="float">
            <text:p>5.1</text:p>
          </table:table-cell>
          <table:table-cell office:value-type="float" office:value="1.697" calcext:value-type="float">
            <text:p>1.697</text:p>
          </table:table-cell>
          <table:table-cell office:value-type="float" office:value="5.5" calcext:value-type="float">
            <text:p>5.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office:value-type="float" office:value="0.036" calcext:value-type="float">
            <text:p>0.036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.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5" calcext:value-type="float">
            <text:p>0.95</text:p>
          </table:table-cell>
          <table:table-cell office:value-type="float" office:value="0.221" calcext:value-type="float">
            <text:p>0.221</text:p>
          </table:table-cell>
          <table:table-cell office:value-type="float" office:value="0.71" calcext:value-type="float">
            <text:p>0.71</text:p>
          </table:table-cell>
          <table:table-cell office:value-type="float" office:value="2.666" calcext:value-type="float">
            <text:p>2.666</text:p>
          </table:table-cell>
          <table:table-cell office:value-type="float" office:value="8.6" calcext:value-type="float">
            <text:p>8.6</text:p>
          </table:table-cell>
          <table:table-cell office:value-type="float" office:value="3.548" calcext:value-type="float">
            <text:p>3.548</text:p>
          </table:table-cell>
          <table:table-cell office:value-type="float" office:value="11.4" calcext:value-type="float">
            <text:p>11.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0.333" calcext:value-type="float">
            <text:p>0.333</text:p>
          </table:table-cell>
          <table:table-cell office:value-type="float" office:value="1.01" calcext:value-type="float">
            <text:p>1.01</text:p>
          </table:table-cell>
          <table:table-cell office:value-type="float" office:value="0.259" calcext:value-type="float">
            <text:p>0.259</text:p>
          </table:table-cell>
          <table:table-cell office:value-type="float" office:value="0.78" calcext:value-type="float">
            <text:p>0.78</text:p>
          </table:table-cell>
          <table:table-cell office:value-type="float" office:value="1.32" calcext:value-type="float">
            <text:p>1.32</text:p>
          </table:table-cell>
          <table:table-cell office:value-type="float" office:value="4" calcext:value-type="float">
            <text:p>4</text:p>
          </table:table-cell>
          <table:table-cell office:value-type="float" office:value="1.701" calcext:value-type="float">
            <text:p>1.701</text:p>
          </table:table-cell>
          <table:table-cell office:value-type="float" office:value="5.2" calcext:value-type="float">
            <text:p>5.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" calcext:value-type="float">
            <text:p>0.11</text:p>
          </table:table-cell>
          <table:table-cell office:value-type="float" office:value="5.4" calcext:value-type="float">
            <text:p>5.4</text:p>
          </table:table-cell>
          <table:table-cell office:value-type="float" office:value="0.19" calcext:value-type="float">
            <text:p>0.19</text:p>
          </table:table-cell>
          <table:table-cell office:value-type="float" office:value="0.356" calcext:value-type="float">
            <text:p>0.356</text:p>
          </table:table-cell>
          <table:table-cell office:value-type="float" office:value="1.08" calcext:value-type="float">
            <text:p>1.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3" calcext:value-type="float">
            <text:p>0.93</text:p>
          </table:table-cell>
          <table:table-cell office:value-type="float" office:value="1.65" calcext:value-type="float">
            <text:p>1.65</text:p>
          </table:table-cell>
          <table:table-cell office:value-type="float" office:value="5" calcext:value-type="float">
            <text:p>5</text:p>
          </table:table-cell>
          <table:table-cell office:value-type="float" office:value="1.916" calcext:value-type="float">
            <text:p>1.916</text:p>
          </table:table-cell>
          <table:table-cell office:value-type="float" office:value="5.8" calcext:value-type="float">
            <text:p>5.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" calcext:value-type="float">
            <text:p>0.11</text:p>
          </table:table-cell>
          <table:table-cell office:value-type="float" office:value="12.2" calcext:value-type="float">
            <text:p>12.2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6" calcext:value-type="float">
            <text:p>0.256</text:p>
          </table:table-cell>
          <table:table-cell office:value-type="float" office:value="0.75" calcext:value-type="float">
            <text:p>0.75</text:p>
          </table:table-cell>
          <table:table-cell office:value-type="float" office:value="3.128" calcext:value-type="float">
            <text:p>3.128</text:p>
          </table:table-cell>
          <table:table-cell office:value-type="float" office:value="9.2" calcext:value-type="float">
            <text:p>9.2</text:p>
          </table:table-cell>
          <table:table-cell office:value-type="float" office:value="3.898" calcext:value-type="float">
            <text:p>3.898</text:p>
          </table:table-cell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" calcext:value-type="float">
            <text:p>0.11</text:p>
          </table:table-cell>
          <table:table-cell office:value-type="float" office:value="13.9" calcext:value-type="float">
            <text:p>13.9</text:p>
          </table:table-cell>
          <table:table-cell office:value-type="float" office:value="0.07" calcext:value-type="float">
            <text:p>0.07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3.468" calcext:value-type="float">
            <text:p>3.468</text:p>
          </table:table-cell>
          <table:table-cell office:value-type="float" office:value="10.2" calcext:value-type="float">
            <text:p>10.2</text:p>
          </table:table-cell>
          <table:table-cell office:value-type="float" office:value="4.722" calcext:value-type="float">
            <text:p>4.722</text:p>
          </table:table-cell>
          <table:table-cell office:value-type="float" office:value="13.9" calcext:value-type="float">
            <text:p>13.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14.9" calcext:value-type="float">
            <text:p>14.9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5" calcext:value-type="float">
            <text:p>0.255</text:p>
          </table:table-cell>
          <table:table-cell office:value-type="float" office:value="0.75" calcext:value-type="float">
            <text:p>0.75</text:p>
          </table:table-cell>
          <table:table-cell office:value-type="float" office:value="3.808" calcext:value-type="float">
            <text:p>3.808</text:p>
          </table:table-cell>
          <table:table-cell office:value-type="float" office:value="11.2" calcext:value-type="float">
            <text:p>11.2</text:p>
          </table:table-cell>
          <table:table-cell office:value-type="float" office:value="4.77" calcext:value-type="float">
            <text:p>4.77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nguilla anguilla</text:p>
          </table:table-cell>
          <table:table-cell office:value-type="float" office:value="0.14" calcext:value-type="float">
            <text:p>0.14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79" calcext:value-type="float">
            <text:p>0.7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15" calcext:value-type="float">
            <text:p>0.215</text:p>
          </table:table-cell>
          <table:table-cell office:value-type="float" office:value="0.75" calcext:value-type="float">
            <text:p>0.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1.8" calcext:value-type="float">
            <text:p>1.8</text:p>
          </table:table-cell>
          <table:table-cell office:value-type="float" office:value="0.768" calcext:value-type="float">
            <text:p>0.768</text:p>
          </table:table-cell>
          <table:table-cell office:value-type="float" office:value="2.7" calcext:value-type="float">
            <text:p>2.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212" calcext:value-type="float">
            <text:p>0.212</text:p>
          </table:table-cell>
          <table:table-cell office:value-type="float" office:value="0.74" calcext:value-type="float">
            <text:p>0.7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465" calcext:value-type="float">
            <text:p>0.465</text:p>
          </table:table-cell>
          <table:table-cell office:value-type="float" office:value="1.6" calcext:value-type="float">
            <text:p>1.6</text:p>
          </table:table-cell>
          <table:table-cell office:value-type="float" office:value="0.642" calcext:value-type="float">
            <text:p>0.642</text:p>
          </table:table-cell>
          <table:table-cell office:value-type="float" office:value="2.2" calcext:value-type="float">
            <text:p>2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5" calcext:value-type="float">
            <text:p>0.145</text:p>
          </table:table-cell>
          <table:table-cell office:value-type="float" office:value="0.51" calcext:value-type="float">
            <text:p>0.51</text:p>
          </table:table-cell>
          <table:table-cell office:value-type="float" office:value="0.392" calcext:value-type="float">
            <text:p>0.392</text:p>
          </table:table-cell>
          <table:table-cell office:value-type="float" office:value="1.4" calcext:value-type="float">
            <text:p>1.4</text:p>
          </table:table-cell>
          <table:table-cell office:value-type="float" office:value="0.614" calcext:value-type="float">
            <text:p>0.614</text:p>
          </table:table-cell>
          <table:table-cell office:value-type="float" office:value="2.1" calcext:value-type="float">
            <text:p>2.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" calcext:value-type="float">
            <text:p>0.06</text:p>
          </table:table-cell>
          <table:table-cell office:value-type="float" office:value="2.9" calcext:value-type="float">
            <text:p>2.9</text:p>
          </table:table-cell>
          <table:table-cell office:value-type="float" office:value="0.34" calcext:value-type="float">
            <text:p>0.34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" calcext:value-type="float">
            <text:p>0.52</text:p>
          </table:table-cell>
          <table:table-cell office:value-type="float" office:value="0.438" calcext:value-type="float">
            <text:p>0.438</text:p>
          </table:table-cell>
          <table:table-cell office:value-type="float" office:value="1.5" calcext:value-type="float">
            <text:p>1.5</text:p>
          </table:table-cell>
          <table:table-cell office:value-type="float" office:value="0.668" calcext:value-type="float">
            <text:p>0.668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33" calcext:value-type="float">
            <text:p>0.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" calcext:value-type="float">
            <text:p>0.11</text:p>
          </table:table-cell>
          <table:table-cell office:value-type="float" office:value="2.6" calcext:value-type="float">
            <text:p>2.6</text:p>
          </table:table-cell>
          <table:table-cell office:value-type="float" office:value="0.39" calcext:value-type="float">
            <text:p>0.39</text:p>
          </table:table-cell>
          <table:table-cell office:value-type="float" office:value="0.287" calcext:value-type="float">
            <text:p>0.287</text:p>
          </table:table-cell>
          <table:table-cell office:value-type="float" office:value="0.87" calcext:value-type="float">
            <text:p>0.87</text:p>
          </table:table-cell>
          <table:table-cell office:value-type="float" office:value="0.183" calcext:value-type="float">
            <text:p>0.183</text:p>
          </table:table-cell>
          <table:table-cell office:value-type="float" office:value="0.56" calcext:value-type="float">
            <text:p>0.56</text:p>
          </table:table-cell>
          <table:table-cell office:value-type="float" office:value="0.469" calcext:value-type="float">
            <text:p>0.469</text:p>
          </table:table-cell>
          <table:table-cell office:value-type="float" office:value="1.4" calcext:value-type="float">
            <text:p>1.4</text:p>
          </table:table-cell>
          <table:table-cell office:value-type="float" office:value="0.736" calcext:value-type="float">
            <text:p>0.736</text:p>
          </table:table-cell>
          <table:table-cell office:value-type="float" office:value="2.2" calcext:value-type="float">
            <text:p>2.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47" calcext:value-type="float">
            <text:p>0.04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3.2" calcext:value-type="float">
            <text:p>3.2</text:p>
          </table:table-cell>
          <table:table-cell office:value-type="float" office:value="0.409" calcext:value-type="float">
            <text:p>0.409</text:p>
          </table:table-cell>
          <table:table-cell office:value-type="float" office:value="4.7" calcext:value-type="float">
            <text:p>4.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" calcext:value-type="float">
            <text:p>0.09</text:p>
          </table:table-cell>
          <table:table-cell office:value-type="float" office:value="7.7" calcext:value-type="float">
            <text:p>7.7</text:p>
          </table:table-cell>
          <table:table-cell office:value-type="float" office:value="0.13" calcext:value-type="float">
            <text:p>0.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81" calcext:value-type="float">
            <text:p>0.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59" calcext:value-type="float">
            <text:p>0.59</text:p>
          </table:table-cell>
          <table:table-cell office:value-type="float" office:value="0.372" calcext:value-type="float">
            <text:p>0.372</text:p>
          </table:table-cell>
          <table:table-cell office:value-type="float" office:value="4.5" calcext:value-type="float">
            <text:p>4.5</text:p>
          </table:table-cell>
          <table:table-cell office:value-type="float" office:value="0.508" calcext:value-type="float">
            <text:p>0.508</text:p>
          </table:table-cell>
          <table:table-cell office:value-type="float" office:value="6.2" calcext:value-type="float">
            <text:p>6.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97" calcext:value-type="float">
            <text:p>0.097</text:p>
          </table:table-cell>
          <table:table-cell office:value-type="float" office:value="0.92" calcext:value-type="float">
            <text:p>0.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64" calcext:value-type="float">
            <text:p>0.64</text:p>
          </table:table-cell>
          <table:table-cell office:value-type="float" office:value="0.335" calcext:value-type="float">
            <text:p>0.335</text:p>
          </table:table-cell>
          <table:table-cell office:value-type="float" office:value="3.2" calcext:value-type="float">
            <text:p>3.2</text:p>
          </table:table-cell>
          <table:table-cell office:value-type="float" office:value="0.485" calcext:value-type="float">
            <text:p>0.485</text:p>
          </table:table-cell>
          <table:table-cell office:value-type="float" office:value="4.6" calcext:value-type="float">
            <text:p>4.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31" calcext:value-type="float">
            <text:p>0.031</text:p>
          </table:table-cell>
          <table:table-cell office:value-type="float" office:value="0.36" calcext:value-type="float">
            <text:p>0.36</text:p>
          </table:table-cell>
          <table:table-cell office:value-type="float" office:value="0.107" calcext:value-type="float">
            <text:p>0.107</text:p>
          </table:table-cell>
          <table:table-cell office:value-type="float" office:value="1.2" calcext:value-type="float">
            <text:p>1.2</text:p>
          </table:table-cell>
          <table:table-cell office:value-type="float" office:value="0.238" calcext:value-type="float">
            <text:p>0.238</text:p>
          </table:table-cell>
          <table:table-cell office:value-type="float" office:value="2.7" calcext:value-type="float">
            <text:p>2.7</text:p>
          </table:table-cell>
          <table:table-cell office:value-type="float" office:value="0.45" calcext:value-type="float">
            <text:p>0.45</text:p>
          </table:table-cell>
        </table:table-row>
      </table:table>
      <table:named-expressions>
        <table:named-expression table:name="C0" table:base-cell-address="$'Schmidt-Nielsen'.$C$3" table:expression="COLUMN()-1"/>
        <table:named-expression table:name="Cell0000" table:base-cell-address="$'Schmidt-Nielsen'.$A$1" table:expression="OFFSET(['file:///C:/Users/michaelc/Downloads/Reshape.ods'#$Source.$A$1];MOD(INT(SOffset000/SCols);SRows);MOD(SOffset000;SCols))"/>
        <table:named-expression table:name="R0" table:base-cell-address="$'Videler and Nolet'.$H$3" table:expression="ROW()-1"/>
        <table:named-expression table:name="Reshape0000" table:base-cell-address="$'Videler and Nolet'.$M$15" table:expression="IF(ISBLANK(Cell0000);&quot;&quot;;Cell0000)"/>
        <table:named-expression table:name="SCols" table:base-cell-address="$'Videler and Nolet'.$L$2" table:expression="['file:///C:/Users/michaelc/Downloads/Reshape.ods'#$Parms.$B$3]"/>
        <table:named-expression table:name="SOffset000" table:base-cell-address="$'Videler and Nolet'.$M$15" table:expression="TOffset00"/>
        <table:named-expression table:name="SRows" table:base-cell-address="$'Videler and Nolet'.$A$3" table:expression="['file:///C:/Users/michaelc/Downloads/Reshape.ods'#$Parms.$A$3]"/>
        <table:named-expression table:name="TCols" table:base-cell-address="$'Videler and Nolet'.$H$3" table:expression="['file:///C:/Users/michaelc/Downloads/Reshape.ods'#$Parms.$H$3]"/>
        <table:named-expression table:name="TCount0" table:base-cell-address="$'Videler and Nolet'.$L$3" table:expression="R0*TCols+C0"/>
        <table:named-expression table:name="TOffset00" table:base-cell-address="$'Videler and Nolet'.$M$15" table:expression="TCount0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1:41:07.0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5:30:44.615307990</meta:creation-date>
    <dc:date>2022-03-03T14:08:49.573000000</dc:date>
    <meta:editing-duration>PT8H38M30S</meta:editing-duration>
    <meta:editing-cycles>102</meta:editing-cycles>
    <meta:generator>LibreOffice/7.3.0.3$Windows_X86_64 LibreOffice_project/0f246aa12d0eee4a0f7adcefbf7c878fc2238db3</meta:generator>
    <meta:document-statistic meta:table-count="5" meta:cell-count="1560" meta:object-count="0"/>
  </office:meta>
</office:document-meta>
</file>